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2000000020B2FF2A327EABC87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office:font-face-decls>
  <office:automatic-styles>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officeooo:paragraph-rsid="00163b5c" style:font-size-asian="10pt" style:font-size-complex="10pt"/>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size="10pt" fo:font-weight="normal" style:font-size-asian="10pt" style:font-weight-asian="normal" style:font-size-complex="10pt" style:font-weight-complex="normal"/>
    </style:style>
    <style:style style:name="P5" style:family="paragraph" style:parent-style-name="Standard">
      <style:text-properties style:font-name="Arial" fo:font-size="10pt" fo:font-weight="bold" style:font-size-asian="10pt" style:font-weight-asian="bold" style:font-size-complex="10pt" style:font-weight-complex="bold"/>
    </style:style>
    <style:style style:name="P6" style:family="paragraph" style:parent-style-name="Standard">
      <style:text-properties style:text-position="0% 100%" style:font-name="Arial"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text-properties style:text-position="0% 100%" style:font-name="Arial" fo:font-size="10pt" fo:font-style="normal" fo:font-weight="normal" officeooo:paragraph-rsid="001b66ad" style:font-size-asian="10pt" style:font-style-asian="normal" style:font-weight-asian="normal" style:font-size-complex="10pt" style:font-style-complex="normal" style:font-weight-complex="normal"/>
    </style:style>
    <style:style style:name="P8" style:family="paragraph" style:parent-style-name="Standard">
      <style:text-properties style:text-position="0% 100%" style:font-name="Arial" fo:font-size="10pt" fo:font-style="normal" fo:font-weight="normal" officeooo:paragraph-rsid="001e896f" style:font-size-asian="10pt" style:font-style-asian="normal" style:font-weight-asian="normal" style:font-size-complex="10pt" style:font-style-complex="normal" style:font-weight-complex="normal"/>
    </style:style>
    <style:style style:name="P9" style:family="paragraph" style:parent-style-name="Standard">
      <style:text-properties style:text-position="0% 100%" style:font-name="Arial" fo:font-size="10pt" fo:font-style="normal" fo:font-weight="bold" style:font-size-asian="10pt" style:font-style-asian="normal" style:font-weight-asian="bold" style:font-size-complex="10pt" style:font-style-complex="normal" style:font-weight-complex="bold"/>
    </style:style>
    <style:style style:name="P10" style:family="paragraph" style:parent-style-name="Standard">
      <style:text-properties style:text-position="0% 100%" style:font-name="Arial" fo:font-size="16pt" fo:font-style="normal" fo:font-weight="bold" style:font-size-asian="16pt" style:font-style-asian="normal" style:font-weight-asian="bold" style:font-size-complex="16pt" style:font-style-complex="normal" style:font-weight-complex="bold"/>
    </style:style>
    <style:style style:name="P11" style:family="paragraph" style:parent-style-name="Standard">
      <style:text-properties style:text-position="0% 100%" style:font-name="Courier New"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text-properties style:text-position="0% 100%" style:font-name="Courier New" fo:font-size="10pt" fo:font-style="normal" fo:font-weight="normal" officeooo:paragraph-rsid="001cc30d" style:font-size-asian="10pt" style:font-style-asian="normal" style:font-weight-asian="normal" style:font-size-complex="10pt" style:font-style-complex="normal" style:font-weight-complex="normal"/>
    </style:style>
    <style:style style:name="P13" style:family="paragraph" style:parent-style-name="Standard">
      <style:text-properties style:text-position="0% 100%" style:font-name="Courier New" fo:font-size="10pt" fo:font-style="normal" fo:font-weight="normal" officeooo:paragraph-rsid="001e896f" style:font-size-asian="10pt" style:font-style-asian="normal" style:font-weight-asian="normal" style:font-size-complex="10pt" style:font-style-complex="normal" style:font-weight-complex="normal"/>
    </style:style>
    <style:style style:name="P14" style:family="paragraph" style:parent-style-name="Standard">
      <style:paragraph-properties fo:break-before="page"/>
      <style:text-properties style:text-position="0% 100%" style:font-name="Arial" fo:font-size="16pt" fo:font-style="normal" fo:font-weight="bold" style:font-size-asian="16pt" style:font-style-asian="normal" style:font-weight-asian="bold" style:font-size-complex="16pt" style:font-style-complex="normal" style:font-weight-complex="bold"/>
    </style:style>
    <style:style style:name="P15" style:family="paragraph" style:parent-style-name="Standard">
      <style:paragraph-properties fo:break-before="page"/>
      <style:text-properties style:text-position="0% 100%" style:font-name="Arial" fo:font-size="10pt" fo:font-style="normal" fo:font-weight="normal" style:font-size-asian="10pt" style:font-style-asian="normal" style:font-weight-asian="normal" style:font-size-complex="10pt" style:font-style-complex="normal" style:font-weight-complex="normal"/>
    </style:style>
    <style:style style:name="P16" style:family="paragraph" style:parent-style-name="Table_20_Contents">
      <style:text-properties style:font-name="Courier New" fo:font-size="10pt" style:font-size-asian="10pt" style:font-size-complex="10pt"/>
    </style:style>
    <style:style style:name="P17" style:family="paragraph" style:parent-style-name="Table_20_Contents">
      <style:text-properties style:font-name="Courier New" fo:font-size="10pt" officeooo:paragraph-rsid="001b66ad" style:font-size-asian="10pt" style:font-size-complex="10pt"/>
    </style:style>
    <style:style style:name="P18" style:family="paragraph" style:parent-style-name="Table_20_Contents">
      <style:text-properties style:font-name="Courier New" fo:font-size="10pt" style:font-name-asian="Arial" style:font-size-asian="10pt" style:font-name-complex="Arial" style:font-size-complex="10pt"/>
    </style:style>
    <style:style style:name="P19" style:family="paragraph" style:parent-style-name="Table_20_Contents">
      <style:text-properties style:font-name="Courier New" fo:font-size="10pt" fo:font-weight="bold" style:font-name-asian="Arial" style:font-size-asian="10pt" style:font-weight-asian="bold" style:font-name-complex="Arial" style:font-size-complex="10pt" style:font-weight-complex="bold"/>
    </style:style>
    <style:style style:name="P20" style:family="paragraph" style:parent-style-name="Table_20_Contents">
      <style:text-properties style:font-name="Courier New" fo:font-size="10pt" style:font-name-asian="Courier New" style:font-size-asian="10pt" style:font-name-complex="Courier New" style:font-size-complex="10pt"/>
    </style:style>
    <style:style style:name="P21" style:family="paragraph" style:parent-style-name="Default_7e_LT_7e_Gliederung_20_1">
      <style:paragraph-properties fo:margin-left="0.25in" fo:margin-right="0in" fo:text-indent="-0.25in" style:auto-text-indent="false"/>
      <style:text-properties style:use-window-font-color="true" style:text-outline="false" style:text-line-through-style="none" style:text-line-through-typ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2" style:family="paragraph" style:parent-style-name="Default_7e_LT_7e_Gliederung_20_1">
      <style:paragraph-properties fo:margin-left="0.25in" fo:margin-right="0in" fo:margin-top="0in" fo:margin-bottom="0in" loext:contextual-spacing="false" fo:text-indent="-0.25in" style:auto-text-indent="false" style:text-autospace="none">
        <style:tab-stops/>
      </style:paragraph-properties>
      <style:text-properties style:use-window-font-color="true" style:text-outline="false" style:text-line-through-style="none" style:text-line-through-typ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3" style:family="paragraph" style:parent-style-name="Default_7e_LT_7e_Gliederung_20_1">
      <style:paragraph-properties fo:margin-left="0.25in" fo:margin-right="0in" fo:margin-top="0in" fo:margin-bottom="0in" loext:contextual-spacing="false" fo:text-indent="-0.25in" style:auto-text-indent="false" style:text-autospace="none">
        <style:tab-stops/>
      </style:paragraph-properties>
      <style:text-properties style:use-window-font-color="true" style:text-outline="false" style:text-line-through-style="none" style:text-line-through-type="none" style:font-name="Tahoma1" fo:font-size="10pt" fo:font-style="normal" fo:text-shadow="none" style:text-underline-style="none" fo:font-weight="normal" style:font-name-asian="Tahoma1" style:font-size-asian="10pt" style:font-style-asian="normal" style:font-weight-asian="normal" style:font-name-complex="Tahoma1" style:font-size-complex="10pt" style:font-style-complex="normal" style:font-weight-complex="normal"/>
    </style:style>
    <style:style style:name="P24" style:family="paragraph" style:parent-style-name="Default_7e_LT_7e_Gliederung_20_1">
      <style:paragraph-properties fo:margin-left="0.25in" fo:margin-right="0in" fo:margin-top="0in" fo:margin-bottom="0in" loext:contextual-spacing="false" fo:text-indent="-0.25in" style:auto-text-indent="false" style:text-autospace="none">
        <style:tab-stops/>
      </style:paragraph-properties>
      <style:text-properties style:use-window-font-color="true" style:text-outline="false" style:text-line-through-style="none" style:text-line-through-type="none" style:text-position="0% 100%"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5" style:family="paragraph" style:parent-style-name="Default_7e_LT_7e_Gliederung_20_1">
      <style:paragraph-properties fo:margin-left="0in" fo:margin-right="0in" fo:text-indent="0in" style:auto-text-indent="false"/>
      <style:text-properties style:text-position="0% 100%" style:font-name="Arial" fo:font-size="10pt" fo:font-style="normal" fo:font-weight="normal" style:font-size-asian="10pt" style:font-style-asian="normal" style:font-weight-asian="normal" style:font-size-complex="10pt" style:font-style-complex="normal" style:font-weight-complex="normal"/>
    </style:style>
    <style:style style:name="P26" style:family="paragraph" style:parent-style-name="Default_7e_LT_7e_Gliederung_20_1">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text-position="0% 100%"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27"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text-position="0% 100%"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28" style:family="paragraph" style:parent-style-name="Default_7e_LT_7e_Gliederung_20_1">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9" style:family="paragraph" style:parent-style-name="Default_7e_LT_7e_Gliederung_20_1">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text-position="0% 100%"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P30" style:family="paragraph" style:parent-style-name="Default_7e_LT_7e_Gliederung_20_1">
      <style:paragraph-properties fo:margin-left="0in" fo:margin-right="0in" fo:margin-top="0in" fo:margin-bottom="0in" loext:contextual-spacing="false" fo:text-align="center" style:justify-single-word="false" fo:text-indent="0in" style:auto-text-indent="false"/>
      <style:text-properties fo:color="#000000" style:text-outline="false" style:text-line-through-style="none" style:text-line-through-type="none" style:text-position="0% 100%"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P31" style:family="paragraph" style:parent-style-name="Default_7e_LT_7e_Gliederung_20_1">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text-position="0% 100%"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32"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text-position="0% 100%"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33"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34" style:family="paragraph" style:parent-style-name="Default_7e_LT_7e_Gliederung_20_1">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35"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36"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style:text-position="0% 100%" style:font-name="Arial" fo:font-size="10pt" fo:font-style="normal" fo:font-weight="normal" style:font-size-asian="10pt" style:font-style-asian="normal" style:font-weight-asian="normal" style:font-size-complex="10pt" style:font-style-complex="normal" style:font-weight-complex="normal"/>
    </style:style>
    <style:style style:name="P37"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font-name="Tahoma1" fo:font-size="10pt" fo:font-style="normal" fo:text-shadow="none" style:text-underline-style="none" fo:font-weight="normal" style:font-name-asian="Tahoma1" style:font-size-asian="10pt" style:font-style-asian="normal" style:font-weight-asian="normal" style:font-name-complex="Tahoma1" style:font-size-complex="10pt" style:font-style-complex="normal" style:font-weight-complex="normal"/>
    </style:style>
    <style:style style:name="P38" style:family="paragraph" style:parent-style-name="Default_7e_LT_7e_Gliederung_20_1">
      <style:paragraph-properties fo:margin-left="0in" fo:margin-right="0in" fo:margin-top="0in" fo:margin-bottom="0in" loext:contextual-spacing="false" fo:text-indent="0in" style:auto-text-indent="false"/>
      <style:text-properties style:use-window-font-color="true" style:text-outline="false" style:text-line-through-style="none" style:text-line-through-type="none" style:text-position="0% 100%" style:font-name="Arial" fo:font-size="10pt" fo:font-style="normal" fo:text-shadow="none" style:text-underline-style="none" fo:font-weight="normal" style:font-name-asian="Tahoma1" style:font-size-asian="10pt" style:font-style-asian="normal" style:font-weight-asian="normal" style:font-name-complex="Tahoma1" style:font-size-complex="10pt" style:font-style-complex="normal" style:font-weight-complex="normal"/>
    </style:style>
    <style:style style:name="P39" style:family="paragraph" style:parent-style-name="Default_7e_LT_7e_Gliederung_20_1">
      <style:paragraph-properties fo:margin-left="0in" fo:margin-right="0in" fo:margin-top="0in" fo:margin-bottom="0in" loext:contextual-spacing="false" fo:text-align="start" style:justify-single-word="false" fo:text-indent="0in" style:auto-text-indent="false"/>
      <style:text-properties style:use-window-font-color="true" style:text-outline="false" style:text-line-through-style="none" style:text-line-through-typ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40" style:family="paragraph" style:parent-style-name="Default_7e_LT_7e_Gliederung_20_1">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style:use-window-font-color="true" style:text-outline="false" style:text-line-through-style="none" style:text-line-through-typ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41" style:family="paragraph" style:parent-style-name="Default_7e_LT_7e_Gliederung_20_1">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style:use-window-font-color="true" style:text-outline="false" style:text-line-through-style="none" style:text-line-through-type="none" style:font-name="Courier New" fo:font-size="10pt" fo:font-style="normal" fo:text-shadow="none" style:text-underline-style="none" fo:font-weight="normal" style:font-name-asian="Tahoma1" style:font-size-asian="10pt" style:font-style-asian="normal" style:font-weight-asian="normal" style:font-name-complex="Tahoma1" style:font-size-complex="10pt" style:font-style-complex="normal" style:font-weight-complex="normal"/>
    </style:style>
    <style:style style:name="P42" style:family="paragraph" style:parent-style-name="Default_7e_LT_7e_Gliederung_20_1">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style:font-name="Courier New" fo:font-size="10pt" style:font-size-asian="10pt" style:font-size-complex="10pt"/>
    </style:style>
    <style:style style:name="P43"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44"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text-position="0% 100%"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45" style:family="paragraph" style:parent-style-name="Standard">
      <style:paragraph-properties fo:margin-left="0in" fo:margin-right="0in" fo:margin-top="0in" fo:margin-bottom="0in" loext:contextual-spacing="false" fo:text-indent="0in" style:auto-text-indent="false"/>
      <style:text-properties style:text-position="0% 100%" style:font-name="Arial"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Default_7e_LT_7e_Gliederung_20_1">
      <style:paragraph-properties fo:margin-left="0in" fo:margin-right="0in" fo:margin-top="0in" fo:margin-bottom="0in" loext:contextual-spacing="false" fo:text-indent="0in" style:auto-text-indent="false" fo:break-before="page"/>
      <style:text-properties fo:color="#000000" style:text-outline="false" style:text-line-through-style="none" style:text-line-through-type="none" style:text-position="0% 100%" style:font-name="Arial"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47" style:family="paragraph" style:parent-style-name="Standard" style:list-style-name="L1">
      <style:text-properties style:text-position="0% 100%" style:font-name="Arial" fo:font-size="10pt" fo:font-style="normal" fo:font-weight="normal" style:font-size-asian="10pt" style:font-style-asian="normal" style:font-weight-asian="normal" style:font-size-complex="10pt" style:font-style-complex="normal" style:font-weight-complex="normal"/>
    </style:style>
    <style:style style:name="P48" style:family="paragraph" style:parent-style-name="Standard">
      <style:text-properties style:text-position="0% 100%" style:font-name="Arial" fo:font-size="10pt" fo:font-style="normal" fo:font-weight="bold" style:font-size-asian="10pt" style:font-style-asian="normal" style:font-weight-asian="bold" style:font-size-complex="10pt" style:font-style-complex="normal" style:font-weight-complex="bold"/>
    </style:style>
    <style:style style:name="P49" style:family="paragraph" style:parent-style-name="Standard">
      <style:text-properties style:text-position="0% 100%" style:font-name="Courier New" fo:font-size="10pt" fo:font-style="normal" fo:font-weight="normal" officeooo:paragraph-rsid="001cc30d" style:font-size-asian="10pt" style:font-style-asian="normal" style:font-weight-asian="normal" style:font-size-complex="10pt" style:font-style-complex="normal" style:font-weight-complex="normal"/>
    </style:style>
    <style:style style:name="P50" style:family="paragraph">
      <loext:graphic-properties draw:opacity="0%"/>
      <style:paragraph-properties fo:text-align="center"/>
    </style:style>
    <style:style style:name="P51" style:family="paragraph">
      <loext:graphic-properties draw:fill="none" draw:fill-color="#ffffff"/>
    </style:style>
    <style:style style:name="P52" style:family="paragraph">
      <style:paragraph-properties fo:text-align="center"/>
    </style:style>
    <style:style style:name="P53" style:family="paragraph">
      <loext:graphic-properties draw:opacity="0%"/>
      <style:paragraph-properties fo:text-align="center"/>
      <style:text-properties style:font-name="Arial"/>
    </style:style>
    <style:style style:name="P54" style:family="paragraph">
      <loext:graphic-properties draw:fill="none" draw:fill-color="#ffffff"/>
      <style:text-properties style:font-name="Arial"/>
    </style:style>
    <style:style style:name="P55" style:family="paragraph">
      <loext:graphic-properties draw:fill="none" draw:fill-color="#ffffff"/>
      <style:text-properties style:font-name="Arial" fo:font-size="12pt"/>
    </style:style>
    <style:style style:name="P56" style:family="paragraph">
      <loext:graphic-properties draw:opacity="0%"/>
      <style:paragraph-properties fo:text-align="center"/>
      <style:text-properties style:font-name="Arial" fo:font-size="12pt"/>
    </style:style>
    <style:style style:name="P57" style:family="paragraph">
      <loext:graphic-properties draw:fill-color="#ff0000"/>
      <style:paragraph-properties fo:text-align="center"/>
    </style:style>
    <style:style style:name="P58" style:family="paragraph">
      <loext:graphic-properties draw:fill-color="#ffffff" draw:opacity="50%"/>
      <style:paragraph-properties fo:text-align="center"/>
      <style:text-properties style:font-name="Arial"/>
    </style:style>
    <style:style style:name="T1" style:family="text">
      <style:text-properties officeooo:rsid="00178e57"/>
    </style:style>
    <style:style style:name="T2" style:family="text">
      <style:text-properties fo:font-size="16pt" fo:font-weight="bold" style:font-size-asian="16pt" style:font-weight-asian="bold" style:font-size-complex="16pt" style:font-weight-complex="bold"/>
    </style:style>
    <style:style style:name="T3" style:family="text">
      <style:text-properties style:font-name="Courier New"/>
    </style:style>
    <style:style style:name="T4" style:family="text">
      <style:text-properties style:font-name="Courier New" fo:font-size="16pt" fo:font-weight="bold" style:font-size-asian="16pt" style:font-weight-asian="bold" style:font-size-complex="16pt" style:font-weight-complex="bold"/>
    </style:style>
    <style:style style:name="T5" style:family="text">
      <style:text-properties style:font-name="Courier New"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style:font-name-asian="Arial" style:font-name-complex="Arial"/>
    </style:style>
    <style:style style:name="T9" style:family="text">
      <style:text-properties officeooo:rsid="00182240"/>
    </style:style>
    <style:style style:name="T10" style:family="text">
      <style:text-properties officeooo:rsid="0019a5ed"/>
    </style:style>
    <style:style style:name="T11" style:family="text">
      <style:text-properties officeooo:rsid="001e896f"/>
    </style:style>
    <style:style style:name="T12" style:family="text">
      <style:text-properties officeooo:rsid="00226663"/>
    </style:style>
    <style:style style:name="T13" style:family="text">
      <style:text-properties officeooo:rsid="00230916"/>
    </style:style>
    <style:style style:name="T14" style:family="text">
      <style:text-properties style:font-name="Arial"/>
    </style:style>
    <style:style style:name="T15" style:family="text">
      <style:text-properties style:font-name="Arial" fo:font-weight="bold" style:font-weight-asian="bold" style:font-weight-complex="bold"/>
    </style:style>
    <style:style style:name="T16" style:family="text">
      <style:text-properties style:font-name="Arial" fo:font-size="12pt"/>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svg:stroke-width="0.0201in" draw:marker-start-width="0.1701in" draw:marker-end-width="0.1701in" draw:opacity="0%" draw:textarea-horizontal-align="center" draw:textarea-vertical-align="middle" fo:padding-top="0.0098in" fo:padding-bottom="0.0098in" fo:padding-left="0.0098in" fo:padding-right="0.0098in" draw:shadow-opacity="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917in"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0098in" draw:marker-start-width="0.15in" draw:marker-end-width="0.15in" draw:opacity="0%" draw:textarea-horizontal-align="center" draw:textarea-vertical-align="middle" fo:padding-top="0.0047in" fo:padding-bottom="0.0047in" fo:padding-left="0.0047in" fo:padding-right="0.0047in" draw:shadow-opacity="0%" style:run-through="foreground" style:vertical-pos="from-top" style:vertical-rel="paragraph" style:horizontal-pos="from-left" style:horizontal-rel="paragraph" draw:wrap-influence-on-position="once-concurrent" style:flow-with-text="false"/>
    </style:style>
    <style:style style:name="gr4"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02in" svg:stroke-color="#ff0000" draw:marker-start-width="0.2in" draw:marker-end="Arrow"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02in" svg:stroke-color="#ff0000" draw:marker-start="" draw:marker-end=""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Ultrafine_20_Dashed" svg:stroke-width="0.0201in" svg:stroke-color="#ff0000"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Ultrafine_20_Dashed" svg:stroke-width="0.0402in" draw:marker-start-width="0.2in" draw:marker-end="Arrow"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svg:stroke-color="#ff0000" draw:marker-start-width="0.1701in" draw:marker-end-width="0.1701in" draw:opacity="0%" draw:textarea-horizontal-align="center" draw:textarea-vertical-align="middle"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draw:marker-start-width="0.1701in" draw:marker-end-width="0.1701in" draw:opacity="0%" draw:textarea-horizontal-align="center" draw:textarea-vertical-align="middle" fo:padding-top="0.0098in" fo:padding-bottom="0.0098in" fo:padding-left="0.0098in" fo:padding-right="0.0098in" draw:shadow-opacity="0%"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draw:marker-start-width="0.1701in" draw:marker-end-width="0.1701in" draw:opacity="0%" draw:textarea-horizontal-align="center" draw:textarea-vertical-align="middle"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398in" style:run-through="foreground"/>
    </style:style>
    <style:style style:name="gr16" style:family="graphic">
      <style:graphic-properties draw:opacity="0%" draw:textarea-horizontal-align="center" draw:textarea-vertical-align="middle" draw:shadow-opacity="0%" style:run-through="foreground"/>
    </style:style>
    <style:style style:name="gr17"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201in" draw:marker-start="Arrow"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201in" draw:marker-start-width="0.1701in" draw:marker-end="Arrow"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201in" draw:marker-start-width="0.1701in" draw:marker-end="Arrow" draw:marker-end-width="0.12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Ultrafine_20_Dashed" svg:stroke-width="0.0402in" svg:stroke-color="#ff0000" draw:marker-start-width="0.2in" draw:marker-end="Arrow" draw:marker-end-width="0.2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0201in" draw:marker-start-width="0.1701in" draw:marker-end="Arrow"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opacity="0%" draw:textarea-horizontal-align="center" draw:textarea-vertical-align="middle" draw:shadow-opacity="0%" style:run-through="foreground" style:vertical-pos="from-top" style:vertical-rel="paragraph" style:horizontal-pos="from-left" style:horizontal-rel="paragraph" draw:wrap-influence-on-position="once-concurrent" style:flow-with-text="false"/>
    </style:style>
    <style:style style:name="gr28" style:family="graphic">
      <style:graphic-properties svg:stroke-width="0.0402in" draw:marker-start-width="0.2in" draw:marker-end="Arrow"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dash" draw:stroke-dash="Ultrafine_20_Dashed" svg:stroke-width="0.0402in" svg:stroke-color="#ff0000" draw:marker-start-width="0.2in"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2398in"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0402in" draw:marker-start-width="0.2in" draw:marker-end-width="0.2in" draw:opacity="0%" draw:textarea-horizontal-align="center" draw:textarea-vertical-align="middle" fo:padding-top="0.0201in" fo:padding-bottom="0.0201in" fo:padding-left="0.0201in" fo:padding-right="0.0201in" draw:shadow-opacity="0%" style:run-through="foreground"/>
    </style:style>
    <style:style style:name="gr34" style:family="graphic">
      <style:graphic-properties style:run-through="foreground"/>
    </style:style>
    <style:style style:name="gr35" style:family="graphic">
      <style:graphic-properties draw:opacity="0%" draw:textarea-horizontal-align="center" draw:textarea-vertical-align="middle" draw:shadow-opacity="0%" style:run-through="foreground"/>
    </style:style>
    <style:style style:name="gr36" style:family="graphic">
      <style:graphic-properties svg:stroke-width="0.0402in" draw:marker-start-width="0.2in" draw:marker-end-width="0.2in" draw:opacity="0%" draw:textarea-horizontal-align="center" draw:textarea-vertical-align="middle" fo:padding-top="0.0201in" fo:padding-bottom="0.0201in" fo:padding-left="0.0201in" fo:padding-right="0.0201in" draw:shadow-opacity="0%"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1.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dash" draw:stroke-dash="Ultrafine_20_Dashed" svg:stroke-width="0.0402in" svg:stroke-color="#ff0000" draw:marker-start-width="0.2in" draw:marker-end="Arrow" draw:marker-end-width="0.14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402in" svg:stroke-color="#ff0000" draw:marker-start-width="0.2in" draw:marker-end-width="0.2in" draw:fill-color="#ffffff" draw:opacity="50%" draw:textarea-horizontal-align="center" draw:textarea-vertical-align="middle" fo:padding-top="0.0201in" fo:padding-bottom="0.0201in" fo:padding-left="0.0201in" fo:padding-right="0.0201in"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402in" svg:stroke-color="#ff0000" draw:marker-start-width="0.2in" draw:marker-end="Arrow"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6. Scope</text:p>
      <text:p text:style-name="P4"/>
      <text:p text:style-name="P4"/>
      <text:p text:style-name="P5">Objectives</text:p>
      <text:list xml:id="list7992848868041097796" text:style-name="L1">
        <text:list-item>
          <text:p text:style-name="P47">Understand the scope of a variable</text:p>
        </text:list-item>
        <text:list-item>
          <text:p text:style-name="P47">Understand how C++ search<text:span text:style-name="T9">es</text:span> for a variable</text:p>
        </text:list-item>
        <text:list-item>
          <text:p text:style-name="P47">Understand the importance of using minimal scopes</text:p>
        </text:list-item>
      </text:list>
      <text:p text:style-name="P6"/>
      <text:p text:style-name="P6">I've already mentioned scopes of variables in several places. In this set of notes, I will collect what you already know about scopes. So much of it is review. I will also add a few new scope rules.</text:p>
      <text:p text:style-name="P14">Scope</text:p>
      <text:p text:style-name="P6"/>
      <text:p text:style-name="P6">A variable has a name, a value, and you should know by now, a variable also has a <text:span text:style-name="T2">scope</text:span>. This refers to the place in your code where you can refer to that variable. </text:p>
      <text:p text:style-name="P6"/>
      <text:p text:style-name="P6">Here's an old example (very very very old ...):</text:p>
      <table:table table:name="Table27" table:style-name="Table27">
        <table:table-column table:style-name="Table27.A"/>
        <table:table-row>
          <table:table-cell table:style-name="Table27.A1" office:value-type="string">
            <text:p text:style-name="P16">x = 42; // x not declared yet bozo!!!</text:p>
            <text:p text:style-name="P16"/>
            <text:p text:style-name="P16">int x = 0;</text:p>
            <text:p text:style-name="P16">std::cout &lt;&lt; x &lt;&lt; std::endl;</text:p>
          </table:table-cell>
        </table:table-row>
      </table:table>
      <text:p text:style-name="P6"/>
      <text:p text:style-name="P6">In general the scope of a variable is from the <text:span text:style-name="T2">point of declaration</text:span> to the <text:span text:style-name="T2">end of the block where it is declared</text:span>. During the execution of the program, when the point of execution exits that block, the variable is destroyed. Try this:</text:p>
      <table:table table:name="Table1" table:style-name="Table1">
        <table:table-column table:style-name="Table1.A"/>
        <table:table-row>
          <table:table-cell table:style-name="Table1.A1" office:value-type="string">
            <text:p text:style-name="P16">#include &lt;iostream&gt;</text:p>
            <text:p text:style-name="P16"/>
            <text:p text:style-name="P16">int main()</text:p>
            <text:p text:style-name="P16">{</text:p>
            <text:p text:style-name="P16"><text:s text:c="4"/>int x = 0;</text:p>
            <text:p text:style-name="P16"><text:s text:c="4"/>std::cin &gt;&gt; x;</text:p>
            <text:p text:style-name="P16"><text:s text:c="2"/></text:p>
            <text:p text:style-name="P16"><text:s text:c="4"/>if (x == 42)</text:p>
            <text:p text:style-name="P16"><text:s text:c="4"/>{</text:p>
            <text:p text:style-name="P16"><draw:rect text:anchor-type="paragraph" draw:z-index="10" draw:style-name="gr4" draw:text-style-name="P53" svg:width="1.8858in" svg:height="0.7606in" svg:x="5.3839in" svg:y="0.0602in"><text:p text:style-name="P52"><text:span text:style-name="T14">Scope of y</text:span></text:p></draw:rect> <text:s text:c="7"/>std::cout &lt;&lt; "here we go ..." &lt;&lt; std::endl;</text:p>
            <text:p text:style-name="P16"><draw:line text:anchor-type="paragraph" draw:z-index="9" draw:style-name="gr6" draw:text-style-name="P52" svg:x1="3.8839in" svg:y1="0.0083in" svg:x2="3.8736in" svg:y2="0.3819in"><text:p/></draw:line><draw:line text:anchor-type="paragraph" draw:z-index="12" draw:style-name="gr7" draw:text-style-name="P52" svg:x1="1.9465in" svg:y1="0.0083in" svg:x2="3.9776in" svg:y2="0.0083in"><text:p/></draw:line> <text:s text:c="7"/>int y = x + 1;</text:p>
            <text:p text:style-name="P16"><draw:line text:anchor-type="paragraph" draw:z-index="11" draw:style-name="gr5" draw:text-style-name="P52" svg:x1="5.3528in" svg:y1="0.098in" svg:x2="3.9256in" svg:y2="0.098in"><text:p/></draw:line> <text:s text:c="7"/>std::cout &lt;&lt; "y: " &lt;&lt; y &lt;&lt; std::endl;</text:p>
            <text:p text:style-name="P16"><draw:line text:anchor-type="paragraph" draw:z-index="13" draw:style-name="gr7" draw:text-style-name="P52" svg:x1="1.978in" svg:y1="0.0665in" svg:x2="4.0091in" svg:y2="0.0665in"><text:p/></draw:line> <text:s text:c="3"/>}</text:p>
            <text:p text:style-name="P16"><text:s text:c="4"/>std::cout &lt;&lt; "x: " &lt;&lt; x &lt;&lt; std::endl;</text:p>
            <text:p text:style-name="P16"><text:s text:c="8"/></text:p>
            <text:p text:style-name="P16"><text:s text:c="4"/>return 0;<text:line-break/>}</text:p>
          </table:table-cell>
        </table:table-row>
      </table:table>
      <text:p text:style-name="P6"/>
      <text:p text:style-name="P6">Of course you should know by now that this won't work (try it):</text:p>
      <table:table table:name="Table2" table:style-name="Table2">
        <table:table-column table:style-name="Table2.A"/>
        <table:table-row>
          <table:table-cell table:style-name="Table2.A1" office:value-type="string">
            <text:p text:style-name="P16">#include &lt;iostream&gt;</text:p>
            <text:p text:style-name="P16"/>
            <text:p text:style-name="P16">int main()</text:p>
            <text:p text:style-name="P16">{</text:p>
            <text:p text:style-name="P16"><text:s text:c="4"/>int x = 0;</text:p>
            <text:p text:style-name="P16"><text:s text:c="4"/>std::cin &gt;&gt; x;</text:p>
            <text:p text:style-name="P16"><text:s text:c="2"/></text:p>
            <text:p text:style-name="P16"><text:s text:c="4"/>if (x == 42)</text:p>
            <text:p text:style-name="P16"><text:s text:c="4"/>{</text:p>
            <text:p text:style-name="P16"><text:s text:c="8"/>std::cout &lt;&lt; "here we go ..." &lt;&lt; std::endl;</text:p>
            <text:p text:style-name="P16"><text:s text:c="8"/>int y = x + 1;</text:p>
            <text:p text:style-name="P16"><draw:rect text:anchor-type="paragraph" draw:z-index="7" draw:style-name="gr4" draw:text-style-name="P53" svg:width="1.8858in" svg:height="0.7606in" svg:x="4.978in" svg:y="0.0016in"><text:p text:style-name="P52"><text:span text:style-name="T14">BAD!!!</text:span></text:p></draw:rect> <text:s text:c="7"/>std::cout &lt;&lt; "y: " &lt;&lt; y &lt;&lt; std::endl;</text:p>
            <text:p text:style-name="P16"><text:s text:c="4"/>}</text:p>
            <text:p text:style-name="P16"><draw:line text:anchor-type="paragraph" draw:z-index="8" draw:style-name="gr5" draw:text-style-name="P52" svg:x1="4.9465in" svg:y1="0.0728in" svg:x2="3.5193in" svg:y2="0.0728in"><text:p/></draw:line> <text:s text:c="3"/>std::cout &lt;&lt; "y: " &lt;&lt; y &lt;&lt; std::endl;</text:p>
            <text:p text:style-name="P16"><text:s text:c="8"/></text:p>
            <text:p text:style-name="P16"><text:soft-page-break/><text:s text:c="4"/>return 0;<text:line-break/>}</text:p>
          </table:table-cell>
        </table:table-row>
      </table:table>
      <text:p text:style-name="P10"/>
      <text:p text:style-name="P6"><draw:frame text:anchor-type="paragraph" draw:z-index="104" draw:style-name="gr19" draw:text-style-name="P54" svg:width="0.9378in" svg:height="0.3843in" svg:x="4.7555in" svg:y="0.1827in"><draw:text-box><text:p><text:span text:style-name="T14">Memory for main</text:span></text:p></draw:text-box></draw:frame><draw:frame text:anchor-type="paragraph" draw:z-index="105" draw:style-name="gr19" draw:text-style-name="P54" svg:width="0.9378in" svg:height="0.3843in" svg:x="6.3181in" svg:y="0.3075in"><draw:text-box><text:p><text:span text:style-name="T14">Memory for if's body</text:span></text:p></draw:text-box></draw:frame><draw:line text:anchor-type="paragraph" draw:z-index="106" draw:style-name="gr28" draw:text-style-name="P52" svg:x1="4.9327in" svg:y1="0.6098in" svg:x2="4.9327in" svg:y2="1.0988in"><text:p/></draw:line>You should visualize the variables in your code as being create<text:span text:style-name="T9">d</text:span> in blocks of memory spaces. Suppose the user enters 42 for <text:span text:style-name="T3">x</text:span> and we are about to execute the print statement in the body of the <text:span text:style-name="T3">if</text:span> statement. The memory looks like this:</text:p>
      <text:p text:style-name="P7"><draw:line text:anchor-type="paragraph" draw:z-index="107" draw:style-name="gr28" draw:text-style-name="P52" svg:x1="6.7035in" svg:y1="0.0854in" svg:x2="6.7035in" svg:y2="1.4083in"><text:p/></draw:line></text:p>
      <table:table table:name="Table3" table:style-name="Table3">
        <table:table-column table:style-name="Table3.A"/>
        <table:table-row>
          <table:table-cell table:style-name="Table3.A1" office:value-type="string">
            <text:p text:style-name="P17">#include &lt;iostream&gt;</text:p>
            <text:p text:style-name="P16"><draw:rect text:anchor-type="paragraph" draw:z-index="0" draw:style-name="gr1" draw:text-style-name="P50" svg:width="2.3752in" svg:height="2.4587in" svg:x="4.7071in" svg:y="0.1035in"><text:p/></draw:rect><draw:frame text:anchor-type="paragraph" draw:z-index="2" draw:style-name="gr2" draw:text-style-name="P51" svg:width="1.3024in" svg:height="0.2921in" svg:x="5.0925in" svg:y="0.3327in"><draw:text-box><text:p>x</text:p></draw:text-box></draw:frame><draw:rect text:anchor-type="paragraph" draw:z-index="3" draw:style-name="gr3" draw:text-style-name="P50" svg:width="1.1776in" svg:height="0.3543in" svg:x="5.2173in" svg:y="0.2701in"><text:p text:style-name="P52">42</text:p></draw:rect><draw:frame text:anchor-type="paragraph" draw:z-index="4" draw:style-name="gr2" draw:text-style-name="P51" svg:width="1.3024in" svg:height="0.2921in" svg:x="5.0957in" svg:y="1.2972in"><draw:text-box><text:p>y</text:p></draw:text-box></draw:frame><draw:rect text:anchor-type="paragraph" draw:z-index="5" draw:style-name="gr3" draw:text-style-name="P50" svg:width="1.1776in" svg:height="0.3543in" svg:x="5.2209in" svg:y="1.2346in"><text:p text:style-name="P52">43</text:p></draw:rect></text:p>
            <text:p text:style-name="P16">int main()</text:p>
            <text:p text:style-name="P16">{</text:p>
            <text:p text:style-name="P16"><text:s text:c="4"/>int x = 0;</text:p>
            <text:p text:style-name="P16"><text:s text:c="4"/>std::cin &gt;&gt; x;</text:p>
            <text:p text:style-name="P16"><text:s text:c="2"/></text:p>
            <text:p text:style-name="P16"><draw:rect text:anchor-type="paragraph" draw:z-index="1" draw:style-name="gr1" draw:text-style-name="P50" svg:width="2.0976in" svg:height="0.7705in" svg:x="4.8528in" svg:y="0.1063in"><text:p/></draw:rect> <text:s text:c="3"/>if (x == 42)</text:p>
            <text:p text:style-name="P16"><text:s text:c="4"/>{</text:p>
            <text:p text:style-name="P16"><text:s text:c="8"/>std::cout &lt;&lt; "here we go ..." &lt;&lt; std::endl;</text:p>
            <text:p text:style-name="P16"><draw:rect text:anchor-type="paragraph" draw:z-index="15" draw:style-name="gr9" draw:text-style-name="P50" svg:width="3.2504in" svg:height="0.2504in" svg:x="0.5717in" svg:y="0.1154in"><text:p/></draw:rect> <text:s text:c="7"/>int y = x + 1;</text:p>
            <text:p text:style-name="P16"><text:s text:c="8"/>std::cout &lt;&lt; "y: " &lt;&lt; y &lt;&lt; std::endl;</text:p>
            <text:p text:style-name="P16"><text:s text:c="4"/>}</text:p>
            <text:p text:style-name="P16"><text:s text:c="4"/>std::cout &lt;&lt; "y: " &lt;&lt; y &lt;&lt; std::endl;</text:p>
            <text:p text:style-name="P16"><text:s text:c="8"/></text:p>
            <text:p text:style-name="P16"><text:s text:c="4"/>return 0;<text:line-break/>}</text:p>
          </table:table-cell>
        </table:table-row>
      </table:table>
      <text:p text:style-name="P6"><draw:line text:anchor-type="paragraph" draw:z-index="14" draw:style-name="gr8" draw:text-style-name="P52" svg:x1="5.8701in" svg:y1="0.15in" svg:x2="5.8701in" svg:y2="0.7335in"><text:p/></draw:line></text:p>
      <text:p text:style-name="P6"/>
      <text:p text:style-name="P6"/>
      <table:table table:name="Table4" table:style-name="Table4">
        <table:table-column table:style-name="Table4.A"/>
        <table:table-row>
          <table:table-cell table:style-name="Table4.A1" office:value-type="string">
            <text:p text:style-name="P16">#include &lt;iostream&gt;</text:p>
            <text:p text:style-name="P16"><draw:rect text:anchor-type="paragraph" draw:z-index="6" draw:style-name="gr1" draw:text-style-name="P50" svg:width="2.3752in" svg:height="2.4587in" svg:x="4.7071in" svg:y="0.1035in"><text:p/></draw:rect><draw:frame text:anchor-type="paragraph" draw:z-index="16" draw:style-name="gr2" draw:text-style-name="P51" svg:width="1.3024in" svg:height="0.2921in" svg:x="5.0925in" svg:y="0.3327in"><draw:text-box><text:p>x</text:p></draw:text-box></draw:frame><draw:rect text:anchor-type="paragraph" draw:z-index="17" draw:style-name="gr10" draw:text-style-name="P50" svg:width="1.1776in" svg:height="0.3543in" svg:x="5.2173in" svg:y="0.2701in"><text:p text:style-name="P52">42</text:p></draw:rect></text:p>
            <text:p text:style-name="P16">int main()</text:p>
            <text:p text:style-name="P16">{</text:p>
            <text:p text:style-name="P16"><text:s text:c="4"/>int x = 0;</text:p>
            <text:p text:style-name="P16"><text:s text:c="4"/>std::cin &gt;&gt; x;</text:p>
            <text:p text:style-name="P16"><text:s text:c="2"/></text:p>
            <text:p text:style-name="P16"><text:s text:c="4"/>if (x == 42)</text:p>
            <text:p text:style-name="P16"><text:s text:c="4"/>{</text:p>
            <text:p text:style-name="P16"><text:s text:c="8"/>std::cout &lt;&lt; "here we go ..." &lt;&lt; std::endl;</text:p>
            <text:p text:style-name="P16"><text:s text:c="8"/>int y = x + 1;</text:p>
            <text:p text:style-name="P16"><text:s text:c="8"/>std::cout &lt;&lt; "y: " &lt;&lt; y &lt;&lt; std::endl;</text:p>
            <text:p text:style-name="P16"><draw:rect text:anchor-type="paragraph" draw:z-index="18" draw:style-name="gr9" draw:text-style-name="P50" svg:width="3.2504in" svg:height="0.2504in" svg:x="0.3217in" svg:y="0.1543in"><text:p/></draw:rect> <text:s text:c="3"/>}</text:p>
            <text:p text:style-name="P16"><text:s text:c="4"/>std::cout &lt;&lt; "y: " &lt;&lt; y &lt;&lt; std::endl;</text:p>
            <text:p text:style-name="P16"><text:s text:c="8"/></text:p>
            <text:p text:style-name="P16"><text:s text:c="4"/>return 0;<text:line-break/>}</text:p>
          </table:table-cell>
        </table:table-row>
      </table:table>
      <text:p text:style-name="P6"/>
      <text:p text:style-name="P6">As you can see, immediately on exiting the <text:span text:style-name="T3">if</text:span> statement, the <text:span text:style-name="T2">variable in the body of the </text:span><text:span text:style-name="T4">if</text:span><text:span text:style-name="T2"> statement is destroyed</text:span>.</text:p>
      <text:p text:style-name="P6"/>
      <text:p text:style-name="P6">Of course <text:span text:style-name="T3">x</text:span> was created in the <text:span text:style-name="T3">main()</text:span> block. So <text:span text:style-name="T3">x</text:span> is not destroyed.</text:p>
      <text:p text:style-name="P6"><text:soft-page-break/></text:p>
      <text:p text:style-name="P6">This is one of the reasons why proper indentation is so important. Not only does it help you read the logic of your code, it tells you when variables are destroyed.</text:p>
      <text:p text:style-name="P14"><text:span text:style-name="T3">for</text:span>-loops and <text:span text:style-name="T3">while</text:span>-loops</text:p>
      <text:p text:style-name="P10"/>
      <text:p text:style-name="P6"><draw:frame text:anchor-type="paragraph" draw:z-index="53" draw:style-name="gr17" draw:text-style-name="P54" svg:width="1.448in" svg:height="0.2713in" svg:x="5.6618in" svg:y="0.0146in"><draw:text-box><text:p><text:span text:style-name="T14">Memory for main</text:span></text:p></draw:text-box></draw:frame><draw:line text:anchor-type="paragraph" draw:z-index="54" draw:style-name="gr18" draw:text-style-name="P52" svg:x1="5.9016in" svg:y1="0.7791in" svg:x2="5.9016in" svg:y2="0.2854in"><text:p/></draw:line><text:span text:style-name="T10">Y</text:span>ou should think of the <text:span text:style-name="T3">for</text:span>-loop as having a block and the body of the for-loop as having an inner block.</text:p>
      <text:p text:style-name="P6"><draw:rect text:anchor-type="paragraph" draw:z-index="24" draw:style-name="gr12" draw:text-style-name="P50" svg:width="1.4795in" svg:height="0.2815in" svg:x="5.0819in" svg:y="1.0736in"><text:p text:style-name="P52">1</text:p></draw:rect></text:p>
      <table:table table:name="Table5" table:style-name="Table5">
        <table:table-column table:style-name="Table5.A"/>
        <table:table-row>
          <table:table-cell table:style-name="Table5.A1" office:value-type="string">
            <text:p text:style-name="P16">#include &lt;iostream&gt;</text:p>
            <text:p text:style-name="P16"><draw:rect text:anchor-type="paragraph" draw:z-index="19" draw:style-name="gr1" draw:text-style-name="P50" svg:width="2.3752in" svg:height="2.2043in" svg:x="4.7071in" svg:y="0.1035in"><text:p/></draw:rect></text:p>
            <text:p text:style-name="P16">int main()</text:p>
            <text:p text:style-name="P16"><draw:rect text:anchor-type="paragraph" draw:z-index="20" draw:style-name="gr9" draw:text-style-name="P50" svg:width="1.6567in" svg:height="0.2295in" svg:x="0.2693in" svg:y="0.1173in"><text:p/></draw:rect><draw:frame text:anchor-type="paragraph" draw:z-index="21" draw:style-name="gr11" draw:text-style-name="P51" svg:width="0.3232in" svg:height="0.2398in" svg:x="4.8425in" svg:y="0.1173in"><draw:text-box><text:p>x</text:p></draw:text-box></draw:frame><draw:rect text:anchor-type="paragraph" draw:z-index="22" draw:style-name="gr12" draw:text-style-name="P50" svg:width="1.4795in" svg:height="0.2815in" svg:x="5.0402in" svg:y="0.0756in"><text:p text:style-name="P52">42</text:p></draw:rect>{</text:p>
            <text:p text:style-name="P16"><text:s text:c="4"/>int x = 42, p = 1;</text:p>
            <text:p text:style-name="P16"><draw:frame text:anchor-type="paragraph" draw:z-index="23" draw:style-name="gr11" draw:text-style-name="P51" svg:width="0.3232in" svg:height="0.2398in" svg:x="4.8252in" svg:y="0.0866in"><draw:text-box><text:p>p</text:p></draw:text-box></draw:frame></text:p>
            <text:p text:style-name="P16"/>
            <text:p text:style-name="P16"/>
            <text:p text:style-name="P16"><text:s text:c="4"/>for (int i = 1; i &lt;= x; ++i)</text:p>
            <text:p text:style-name="P16"><text:s text:c="4"/>{</text:p>
            <text:p text:style-name="P16"><text:s text:c="8"/>int y = i * i;</text:p>
            <text:p text:style-name="P16"><text:s text:c="8"/>p *= y;<text:line-break/> <text:s text:c="3"/>}</text:p>
            <text:p text:style-name="P16"><text:s text:c="4"/>std::cout &lt;&lt; p &lt;&lt; std::endl;</text:p>
            <text:p text:style-name="P16"/>
            <text:p text:style-name="P16"><text:s text:c="4"/>return 0;<text:line-break/>}</text:p>
          </table:table-cell>
        </table:table-row>
      </table:table>
      <text:p text:style-name="P6"/>
      <text:p text:style-name="P6">As we enter the <text:span text:style-name="T3">for</text:span>-loop, we get a block of memory for the <text:span text:style-name="T3">for</text:span>-loop. Variable <text:span text:style-name="T3">i</text:span> in the <text:span text:style-name="T3">for</text:span>-loop resides in this block.</text:p>
      <text:p text:style-name="P6"><draw:rect text:anchor-type="paragraph" draw:z-index="30" draw:style-name="gr12" draw:text-style-name="P50" svg:width="1.4795in" svg:height="0.2815in" svg:x="5.0819in" svg:y="1.0736in"><text:p text:style-name="P52">1</text:p></draw:rect><draw:frame text:anchor-type="paragraph" draw:z-index="32" draw:style-name="gr11" draw:text-style-name="P51" svg:width="0.3232in" svg:height="0.2398in" svg:x="4.8874in" svg:y="1.5339in"><draw:text-box><text:p>i</text:p></draw:text-box></draw:frame><draw:rect text:anchor-type="paragraph" draw:z-index="33" draw:style-name="gr12" draw:text-style-name="P50" svg:width="1.4795in" svg:height="0.2815in" svg:x="5.0819in" svg:y="1.5339in"><text:p text:style-name="P52">1</text:p></draw:rect><draw:line text:anchor-type="paragraph" draw:z-index="56" draw:style-name="gr18" draw:text-style-name="P52" svg:x1="5.8909in" svg:y1="2.1854in" svg:x2="5.8909in" svg:y2="2.8626in"><text:p/></draw:line></text:p>
      <table:table table:name="Table6" table:style-name="Table6">
        <table:table-column table:style-name="Table6.A"/>
        <table:table-row>
          <table:table-cell table:style-name="Table6.A1" office:value-type="string">
            <text:p text:style-name="P16">#include &lt;iostream&gt;</text:p>
            <text:p text:style-name="P16"><draw:rect text:anchor-type="paragraph" draw:z-index="25" draw:style-name="gr1" draw:text-style-name="P50" svg:width="2.3752in" svg:height="2.2043in" svg:x="4.7071in" svg:y="0.1035in"><text:p/></draw:rect></text:p>
            <text:p text:style-name="P16">int main()</text:p>
            <text:p text:style-name="P16"><draw:frame text:anchor-type="paragraph" draw:z-index="27" draw:style-name="gr11" draw:text-style-name="P51" svg:width="0.3232in" svg:height="0.2398in" svg:x="4.8425in" svg:y="0.1173in"><draw:text-box><text:p>x</text:p></draw:text-box></draw:frame><draw:rect text:anchor-type="paragraph" draw:z-index="28" draw:style-name="gr12" draw:text-style-name="P50" svg:width="1.4795in" svg:height="0.2815in" svg:x="5.0402in" svg:y="0.0756in"><text:p text:style-name="P52">42</text:p></draw:rect>{</text:p>
            <text:p text:style-name="P16"><text:s text:c="4"/>int x = 42, p = 1;</text:p>
            <text:p text:style-name="P16"><draw:frame text:anchor-type="paragraph" draw:z-index="29" draw:style-name="gr11" draw:text-style-name="P51" svg:width="0.3232in" svg:height="0.2398in" svg:x="4.8252in" svg:y="0.0866in"><draw:text-box><text:p>p</text:p></draw:text-box></draw:frame></text:p>
            <text:p text:style-name="P16"/>
            <text:p text:style-name="P16"><draw:rect text:anchor-type="paragraph" draw:z-index="26" draw:style-name="gr9" draw:text-style-name="P50" svg:width="0.7713in" svg:height="0.2295in" svg:x="0.7591in" svg:y="0.1016in"><text:p/></draw:rect></text:p>
            <text:p text:style-name="P16"><draw:rect text:anchor-type="paragraph" draw:z-index="31" draw:style-name="gr13" draw:text-style-name="P50" svg:width="2.198in" svg:height="0.726in" svg:x="4.8008in" svg:y="0in"><text:p/></draw:rect> <text:s text:c="3"/>for (int i = 1; i &lt;= x; ++i)</text:p>
            <text:p text:style-name="P16"><text:s text:c="4"/>{</text:p>
            <text:p text:style-name="P16"><text:s text:c="8"/>int y = i * i;</text:p>
            <text:p text:style-name="P16"><text:s text:c="8"/>p *= y;<text:line-break/> <text:s text:c="3"/>}</text:p>
            <text:p text:style-name="P16"><text:s text:c="4"/>std::cout &lt;&lt; p &lt;&lt; std::endl;</text:p>
            <text:p text:style-name="P16"/>
            <text:p text:style-name="P16"><text:s text:c="4"/>return 0;<text:line-break/>}</text:p>
          </table:table-cell>
        </table:table-row>
      </table:table>
      <text:p text:style-name="P6"><draw:frame text:anchor-type="paragraph" draw:z-index="55" draw:style-name="gr17" draw:text-style-name="P54" svg:width="1.448in" svg:height="0.2713in" svg:x="5.2453in" svg:y="0.0181in"><draw:text-box><text:p><text:span text:style-name="T14">Memory of for-loop</text:span></text:p></draw:text-box></draw:frame></text:p>
      <text:p text:style-name="P6"/>
      <text:p text:style-name="P15"><draw:rect text:anchor-type="paragraph" draw:z-index="39" draw:style-name="gr12" draw:text-style-name="P50" svg:width="1.4795in" svg:height="0.2815in" svg:x="5.0819in" svg:y="1.0736in"><text:p text:style-name="P52">42</text:p></draw:rect>When we step into the body of the <text:span text:style-name="T3">for</text:span>-loop, we have <text:span text:style-name="T6">another</text:span> block. Variable <text:span text:style-name="T3">y</text:span> is created in this inner block:</text:p>
      <text:p text:style-name="P6"><draw:g text:anchor-type="paragraph" draw:z-index="44" draw:style-name="gr14"><draw:frame draw:style-name="gr15" draw:text-style-name="P51" svg:width="0.3232in" svg:height="0.2398in" svg:x="5.0366in" svg:y="1.9209in"><draw:text-box><text:p>y</text:p></draw:text-box></draw:frame><draw:rect draw:style-name="gr16" draw:text-style-name="P50" svg:width="1.4795in" svg:height="0.2815in" svg:x="5.2311in" svg:y="1.9209in"><text:p text:style-name="P52">1</text:p></draw:rect></draw:g></text:p>
      <table:table table:name="Table7" table:style-name="Table7">
        <table:table-column table:style-name="Table7.A"/>
        <table:table-row>
          <table:table-cell table:style-name="Table7.A1" office:value-type="string">
            <text:p text:style-name="P16">#include &lt;iostream&gt;</text:p>
            <text:p text:style-name="P16"><draw:rect text:anchor-type="paragraph" draw:z-index="34" draw:style-name="gr1" draw:text-style-name="P50" svg:width="2.3752in" svg:height="2.2043in" svg:x="4.7071in" svg:y="0.1035in"><text:p/></draw:rect></text:p>
            <text:p text:style-name="P16">int main()</text:p>
            <text:p text:style-name="P16"><draw:frame text:anchor-type="paragraph" draw:z-index="36" draw:style-name="gr11" draw:text-style-name="P51" svg:width="0.3232in" svg:height="0.2398in" svg:x="4.8425in" svg:y="0.1173in"><draw:text-box><text:p>x</text:p></draw:text-box></draw:frame><draw:rect text:anchor-type="paragraph" draw:z-index="37" draw:style-name="gr12" draw:text-style-name="P50" svg:width="1.4795in" svg:height="0.2815in" svg:x="5.0402in" svg:y="0.0756in"><text:p text:style-name="P52">42</text:p></draw:rect>{</text:p>
            <text:p text:style-name="P16"><text:s text:c="4"/>int x = 42, p = 1;</text:p>
            <text:p text:style-name="P16"><draw:frame text:anchor-type="paragraph" draw:z-index="38" draw:style-name="gr11" draw:text-style-name="P51" svg:width="0.3232in" svg:height="0.2398in" svg:x="4.8252in" svg:y="0.0866in"><draw:text-box><text:p>p</text:p></draw:text-box></draw:frame><draw:rect text:anchor-type="paragraph" draw:z-index="42" draw:style-name="gr12" draw:text-style-name="P50" svg:width="1.4795in" svg:height="0.2815in" svg:x="5.0437in" svg:y="0.0866in"><text:p text:style-name="P52">1</text:p></draw:rect></text:p>
            <text:p text:style-name="P16"/>
            <text:p text:style-name="P16"><draw:rect text:anchor-type="paragraph" draw:z-index="40" draw:style-name="gr13" draw:text-style-name="P50" svg:width="2.198in" svg:height="0.948in" svg:x="4.8008in" svg:y="0.1035in"><text:p/></draw:rect></text:p>
            <text:p text:style-name="P16"><draw:g text:anchor-type="paragraph" draw:z-index="41" draw:style-name="gr14"><draw:frame draw:style-name="gr15" draw:text-style-name="P51" svg:width="0.3232in" svg:height="0.2398in" svg:x="4.8492in" svg:y="0.0047in"><draw:text-box><text:p>i</text:p></draw:text-box></draw:frame><draw:rect draw:style-name="gr16" draw:text-style-name="P50" svg:width="1.4795in" svg:height="0.2815in" svg:x="5.0437in" svg:y="0.0047in"><text:p text:style-name="P52">1</text:p></draw:rect></draw:g> <text:s text:c="3"/>for (int i = 1; i &lt;= x; ++i)</text:p>
            <text:p text:style-name="P16"><draw:rect text:anchor-type="paragraph" draw:z-index="35" draw:style-name="gr9" draw:text-style-name="P50" svg:width="1.2398in" svg:height="0.2295in" svg:x="0.6339in" svg:y="0.1091in"><text:p/></draw:rect> <text:s text:c="3"/>{</text:p>
            <text:p text:style-name="P16"><draw:rect text:anchor-type="paragraph" draw:z-index="43" draw:style-name="gr13" draw:text-style-name="P50" svg:width="2.0835in" svg:height="0.5106in" svg:x="4.8634in" svg:y="0.0161in"><text:p/></draw:rect> <text:s text:c="7"/>int y = i * i;</text:p>
            <text:p text:style-name="P16"><text:s text:c="8"/>p *= y;<text:line-break/> <text:s text:c="3"/>}</text:p>
            <text:p text:style-name="P16"><draw:line text:anchor-type="paragraph" draw:z-index="58" draw:style-name="gr18" draw:text-style-name="P52" svg:x1="6.7902in" svg:y1="0.0535in" svg:x2="6.7902in" svg:y2="0.7307in"><text:p/></draw:line> <text:s text:c="3"/>std::cout &lt;&lt; p &lt;&lt; std::endl;</text:p>
            <text:p text:style-name="P16"/>
            <text:p text:style-name="P16"><text:s text:c="4"/>return 0;<text:line-break/>}</text:p>
          </table:table-cell>
        </table:table-row>
      </table:table>
      <text:p text:style-name="P6"><draw:frame text:anchor-type="paragraph" draw:z-index="57" draw:style-name="gr19" draw:text-style-name="P54" svg:width="1.448in" svg:height="0.3843in" svg:x="5.7035in" svg:y="0.0728in"><draw:text-box><text:p><text:span text:style-name="T14">Memory of </text:span><text:span text:style-name="T15">body</text:span><text:span text:style-name="T14"> of</text:span></text:p><text:p><text:span text:style-name="T14">the for-loop</text:span></text:p></draw:text-box></draw:frame></text:p>
      <text:p text:style-name="P6">When the last statement of the body of the <text:span text:style-name="T3">for</text:span>-loop is executed, we exit the body and variable <text:span text:style-name="T3">y</text:span> is destroyed:</text:p>
      <text:p text:style-name="P6"/>
      <table:table table:name="Table8" table:style-name="Table8">
        <table:table-column table:style-name="Table8.A"/>
        <table:table-row>
          <table:table-cell table:style-name="Table8.A1" office:value-type="string">
            <text:p text:style-name="P16">#include &lt;iostream&gt;</text:p>
            <text:p text:style-name="P16"><draw:rect text:anchor-type="paragraph" draw:z-index="45" draw:style-name="gr1" draw:text-style-name="P50" svg:width="2.3752in" svg:height="2.2043in" svg:x="4.7071in" svg:y="0.1035in"><text:p/></draw:rect></text:p>
            <text:p text:style-name="P16">int main()</text:p>
            <text:p text:style-name="P16"><draw:frame text:anchor-type="paragraph" draw:z-index="47" draw:style-name="gr11" draw:text-style-name="P51" svg:width="0.3232in" svg:height="0.2398in" svg:x="4.8425in" svg:y="0.1173in"><draw:text-box><text:p>x</text:p></draw:text-box></draw:frame><draw:rect text:anchor-type="paragraph" draw:z-index="48" draw:style-name="gr12" draw:text-style-name="P50" svg:width="1.4795in" svg:height="0.2815in" svg:x="5.0402in" svg:y="0.0756in"><text:p text:style-name="P52">42</text:p></draw:rect>{</text:p>
            <text:p text:style-name="P16"><text:s text:c="4"/>int x = 42, p = 1;</text:p>
            <text:p text:style-name="P16"><draw:frame text:anchor-type="paragraph" draw:z-index="49" draw:style-name="gr11" draw:text-style-name="P51" svg:width="0.3232in" svg:height="0.2398in" svg:x="4.8252in" svg:y="0.0866in"><draw:text-box><text:p>p</text:p></draw:text-box></draw:frame><draw:rect text:anchor-type="paragraph" draw:z-index="52" draw:style-name="gr12" draw:text-style-name="P50" svg:width="1.4795in" svg:height="0.2815in" svg:x="5.0437in" svg:y="0.0866in"><text:p text:style-name="P52">1</text:p></draw:rect></text:p>
            <text:p text:style-name="P16"/>
            <text:p text:style-name="P16"><draw:rect text:anchor-type="paragraph" draw:z-index="50" draw:style-name="gr13" draw:text-style-name="P50" svg:width="2.198in" svg:height="0.948in" svg:x="4.8008in" svg:y="0.1035in"><text:p/></draw:rect><draw:rect text:anchor-type="paragraph" draw:z-index="46" draw:style-name="gr9" draw:text-style-name="P50" svg:width="0.4067in" svg:height="0.2295in" svg:x="2.2799in" svg:y="0.122in"><text:p/></draw:rect></text:p>
            <text:p text:style-name="P16"><draw:g text:anchor-type="paragraph" draw:z-index="51" draw:style-name="gr14"><draw:frame draw:style-name="gr15" draw:text-style-name="P51" svg:width="0.3232in" svg:height="0.2398in" svg:x="4.8492in" svg:y="0.0047in"><draw:text-box><text:p>i</text:p></draw:text-box></draw:frame><draw:rect draw:style-name="gr16" draw:text-style-name="P50" svg:width="1.4795in" svg:height="0.2815in" svg:x="5.0437in" svg:y="0.0047in"><text:p text:style-name="P52">1</text:p></draw:rect></draw:g> <text:s text:c="3"/>for (int i = 1; i &lt;= x; ++i)</text:p>
            <text:p text:style-name="P16"><text:s text:c="4"/>{</text:p>
            <text:p text:style-name="P16"><text:s text:c="8"/>int y = i * i;</text:p>
            <text:p text:style-name="P16"><text:s text:c="8"/>p *= y;<text:line-break/> <text:s text:c="3"/>}</text:p>
            <text:p text:style-name="P16"><text:s text:c="4"/>std::cout &lt;&lt; p &lt;&lt; std::endl;</text:p>
            <text:p text:style-name="P16"/>
            <text:p text:style-name="P16"><text:s text:c="4"/>return 0;<text:line-break/>}</text:p>
          </table:table-cell>
        </table:table-row>
      </table:table>
      <text:p text:style-name="P6"/>
      <text:p text:style-name="P6">Of course when we enter the body of the <text:span text:style-name="T3">for</text:span>-loop the second time (when <text:span text:style-name="T3">i</text:span> = 2), variable <text:span text:style-name="T3">y</text:span> is created again.</text:p>
      <text:p text:style-name="P6"/>
      <text:p text:style-name="P6">Get it?</text:p>
      <text:p text:style-name="P6"/>
      <text:p text:style-name="P6"/>
      <text:p text:style-name="P15">And when we exit the <text:span text:style-name="T3">for</text:span>-loop altogether, variable <text:span text:style-name="T3">i</text:span> is destroyed because it is created in the <text:span text:style-name="T3">for</text:span>-loop:</text:p>
      <text:p text:style-name="P6"/>
      <table:table table:name="Table9" table:style-name="Table9">
        <table:table-column table:style-name="Table9.A"/>
        <table:table-row>
          <table:table-cell table:style-name="Table9.A1" office:value-type="string">
            <text:p text:style-name="P16">#include &lt;iostream&gt;</text:p>
            <text:p text:style-name="P16"><draw:rect text:anchor-type="paragraph" draw:z-index="59" draw:style-name="gr1" draw:text-style-name="P50" svg:width="2.3752in" svg:height="2.2043in" svg:x="4.7071in" svg:y="0.1035in"><text:p/></draw:rect></text:p>
            <text:p text:style-name="P16">int main()</text:p>
            <text:p text:style-name="P16"><draw:frame text:anchor-type="paragraph" draw:z-index="61" draw:style-name="gr11" draw:text-style-name="P51" svg:width="0.3232in" svg:height="0.2398in" svg:x="4.8425in" svg:y="0.1173in"><draw:text-box><text:p>x</text:p></draw:text-box></draw:frame><draw:rect text:anchor-type="paragraph" draw:z-index="62" draw:style-name="gr12" draw:text-style-name="P50" svg:width="1.4795in" svg:height="0.2815in" svg:x="5.0402in" svg:y="0.0756in"><text:p text:style-name="P52">42</text:p></draw:rect>{</text:p>
            <text:p text:style-name="P16"><text:s text:c="4"/>int x = 42, p = 1;</text:p>
            <text:p text:style-name="P16"><draw:frame text:anchor-type="paragraph" draw:z-index="63" draw:style-name="gr11" draw:text-style-name="P51" svg:width="0.3232in" svg:height="0.2398in" svg:x="4.8252in" svg:y="0.0866in"><draw:text-box><text:p>p</text:p></draw:text-box></draw:frame><draw:rect text:anchor-type="paragraph" draw:z-index="64" draw:style-name="gr12" draw:text-style-name="P50" svg:width="1.4795in" svg:height="0.2815in" svg:x="5.0437in" svg:y="0.0866in"><text:p text:style-name="P52">1</text:p></draw:rect></text:p>
            <text:p text:style-name="P16"/>
            <text:p text:style-name="P16"/>
            <text:p text:style-name="P16"><text:s text:c="4"/>for (int i = 1; i &lt;= x; ++i)</text:p>
            <text:p text:style-name="P16"><text:s text:c="4"/>{</text:p>
            <text:p text:style-name="P16"><text:s text:c="8"/>int y = i * i;</text:p>
            <text:p text:style-name="P16"><draw:rect text:anchor-type="paragraph" draw:z-index="60" draw:style-name="gr9" draw:text-style-name="P50" svg:width="2.4587in" svg:height="0.2295in" svg:x="0.2693in" svg:y="0.2728in"><text:p/></draw:rect> <text:s text:c="7"/>p *= y;<text:line-break/> <text:s text:c="3"/>}</text:p>
            <text:p text:style-name="P16"><text:s text:c="4"/>std::cout &lt;&lt; p &lt;&lt; std::endl;</text:p>
            <text:p text:style-name="P16"/>
            <text:p text:style-name="P16"><text:s text:c="4"/>return 0;<text:line-break/>}</text:p>
          </table:table-cell>
        </table:table-row>
      </table:table>
      <text:p text:style-name="P6"/>
      <text:p text:style-name="P6">Note that variable <text:span text:style-name="T3">x</text:span> and <text:span text:style-name="T3">p</text:span> are still in scope; they are not destroyed.</text:p>
      <text:p text:style-name="P6"/>
      <text:p text:style-name="P6"><draw:frame text:anchor-type="paragraph" draw:z-index="71" draw:style-name="gr20" draw:text-style-name="P54" svg:width="0.9898in" svg:height="0.3024in" svg:x="5.6409in" svg:y="0.2457in"><draw:text-box><text:p><text:span text:style-name="T14">main</text:span></text:p></draw:text-box></draw:frame>What about the <text:span text:style-name="T3">while</text:span>-loop? The idea is similar: The <text:span text:style-name="T3">while</text:span>-loop has it's memory and the body of the <text:span text:style-name="T3">while</text:span>-loop has an inner block.</text:p>
      <text:p text:style-name="P6"><draw:line text:anchor-type="paragraph" draw:z-index="74" draw:style-name="gr21" draw:text-style-name="P52" svg:x1="5.8075in" svg:y1="0.1098in" svg:x2="5.8075in" svg:y2="0.4598in"><text:p/></draw:line><draw:rect text:anchor-type="paragraph" draw:z-index="67" draw:style-name="gr13" draw:text-style-name="P50" svg:width="2.0835in" svg:height="0.4079in" svg:x="4.9016in" svg:y="1.5398in"><text:p/></draw:rect></text:p>
      <table:table table:name="Table10" table:style-name="Table10">
        <table:table-column table:style-name="Table10.A"/>
        <table:table-row>
          <table:table-cell table:style-name="Table10.A1" office:value-type="string">
            <text:p text:style-name="P16"><draw:g text:anchor-type="paragraph" draw:z-index="68" draw:style-name="gr14"><draw:frame draw:style-name="gr15" draw:text-style-name="P51" svg:width="0.3232in" svg:height="0.2398in" svg:x="4.9429in" svg:y="1.4102in"><draw:text-box><text:p>y</text:p></draw:text-box></draw:frame><draw:rect draw:style-name="gr16" draw:text-style-name="P50" svg:width="1.4795in" svg:height="0.2815in" svg:x="5.1374in" svg:y="1.4102in"><text:p text:style-name="P52">24</text:p></draw:rect></draw:g><draw:line text:anchor-type="paragraph" draw:z-index="73" draw:style-name="gr21" draw:text-style-name="P52" svg:x1="6.2902in" svg:y1="2.4602in" svg:x2="6.2902in" svg:y2="1.7484in"><text:p/></draw:line><draw:line text:anchor-type="paragraph" draw:z-index="72" draw:style-name="gr21" draw:text-style-name="P52" svg:x1="5.0717in" svg:y1="2.4398in" svg:x2="5.0717in" svg:y2="1.9008in"><text:p/></draw:line>#include &lt;iostream&gt;</text:p>
            <text:p text:style-name="P16"><draw:rect text:anchor-type="paragraph" draw:z-index="65" draw:style-name="gr1" draw:text-style-name="P50" svg:width="2.3752in" svg:height="1.9043in" svg:x="4.7071in" svg:y="0.1035in"><text:p/></draw:rect></text:p>
            <text:p text:style-name="P16">int main()</text:p>
            <text:p text:style-name="P16"><draw:g text:anchor-type="paragraph" draw:z-index="69" draw:style-name="gr14"><draw:frame draw:style-name="gr15" draw:text-style-name="P51" svg:width="0.3232in" svg:height="0.2398in" svg:x="4.8425in" svg:y="0.1173in"><draw:text-box><text:p>x</text:p></draw:text-box></draw:frame><draw:rect draw:style-name="gr16" draw:text-style-name="P50" svg:width="1.4795in" svg:height="0.2815in" svg:x="5.0441in" svg:y="0.1173in"><text:p text:style-name="P52">42</text:p></draw:rect></draw:g>{</text:p>
            <text:p text:style-name="P16"><text:s text:c="4"/>...</text:p>
            <text:p text:style-name="P16"><text:s text:c="4"/>int x = 42;</text:p>
            <text:p text:style-name="P16"><draw:rect text:anchor-type="paragraph" draw:z-index="66" draw:style-name="gr13" draw:text-style-name="P50" svg:width="2.198in" svg:height="0.948in" svg:x="4.8008in" svg:y="0.0071in"><text:p/></draw:rect></text:p>
            <text:p text:style-name="P16"><text:s text:c="4"/>while (...)</text:p>
            <text:p text:style-name="P16"><text:s text:c="4"/>{</text:p>
            <text:p text:style-name="P16"><text:s text:c="8"/>int y = 24;</text:p>
            <text:p text:style-name="P16"><draw:rect text:anchor-type="paragraph" draw:z-index="70" draw:style-name="gr9" draw:text-style-name="P50" svg:width="0.3543in" svg:height="0.1567in" svg:x="0.6236in" svg:y="0.0264in"><text:p/></draw:rect> <text:s text:c="7"/>...<text:line-break/> <text:s text:c="3"/>}</text:p>
            <text:p text:style-name="P16"/>
            <text:p text:style-name="P16"><text:s text:c="4"/>...<text:line-break/>}</text:p>
          </table:table-cell>
        </table:table-row>
      </table:table>
      <text:p text:style-name="P6"><draw:frame text:anchor-type="paragraph" draw:z-index="76" draw:style-name="gr19" draw:text-style-name="P54" svg:width="0.9898in" svg:height="0.3843in" svg:x="5.9846in" svg:y="0.0516in"><draw:text-box><text:p><text:span text:style-name="T14">body of while-loop</text:span></text:p></draw:text-box></draw:frame><draw:frame text:anchor-type="paragraph" draw:z-index="75" draw:style-name="gr22" draw:text-style-name="P55" svg:width="0.9898in" svg:height="0.1925in" svg:x="4.7555in" svg:y="0.0618in"><draw:text-box><text:p><text:span text:style-name="T16">while-loop</text:span></text:p></draw:text-box></draw:frame></text:p>
      <text:p text:style-name="P6">So remember this: each loop has it's own memory for variables and the body of the loop itself has its own memory.</text:p>
      <text:p text:style-name="P9"/>
      <text:p text:style-name="P9"/>
      <text:p text:style-name="P6"><text:span text:style-name="T7">Exercise.</text:span> What is the problem? Fix it!</text:p>
      <table:table table:name="Table16" table:style-name="Table16">
        <table:table-column table:style-name="Table16.A"/>
        <table:table-row>
          <table:table-cell table:style-name="Table16.A1" office:value-type="string">
            <text:p text:style-name="P39">std::cout &lt;&lt; "Compute product of squares.";</text:p>
            <text:p text:style-name="P40">std::cout &lt;&lt; "Enter 0 to stop.\n";</text:p>
            <text:p text:style-name="P41"/>
            <text:p text:style-name="P40">int prod = 1;</text:p>
            <text:p text:style-name="P40">int x;</text:p>
            <text:p text:style-name="P40">std::cin &gt;&gt; x;</text:p>
            <text:p text:style-name="P40"><text:soft-page-break/>while (x != 0)</text:p>
            <text:p text:style-name="P40">{</text:p>
            <text:p text:style-name="P40"><text:s text:c="4"/>int square = x * x;</text:p>
            <text:p text:style-name="P40"><text:s text:c="4"/>prod = prod * square;</text:p>
            <text:p text:style-name="P40"><text:s text:c="4"/>std::cout &lt;&lt; "Product:" &lt;&lt; prod &lt;&lt; "\n";</text:p>
            <text:p text:style-name="P40"><text:s text:c="4"/>std::cin &gt;&gt; x;</text:p>
            <text:p text:style-name="P40">}</text:p>
            <text:p text:style-name="P41"/>
            <text:p text:style-name="P40">std::cout &lt;&lt; "\nProduct:" &lt;&lt; prod &lt;&lt; std::endl;</text:p>
            <text:p text:style-name="P40">std::cout &lt;&lt; "Last square: " &lt;&lt; square </text:p>
            <text:p text:style-name="P42"><text:s text:c="10"/>&lt;&lt; std::endl;</text:p>
          </table:table-cell>
        </table:table-row>
      </table:table>
      <text:p text:style-name="P6"/>
      <text:p text:style-name="P6"/>
      <text:p text:style-name="P6">If you need <text:span text:style-name="T7">several</text:span> temporary variables in a <text:span text:style-name="T3">for</text:span>-loop you can do this:</text:p>
      <table:table table:name="Table36" table:style-name="Table36">
        <table:table-column table:style-name="Table36.A"/>
        <table:table-row>
          <table:table-cell table:style-name="Table36.A1" office:value-type="string">
            <text:p text:style-name="P13">for (<text:span text:style-name="T7">int i = 0, s = 5, t = 100</text:span>; i &lt; 10; i++)</text:p>
            <text:p text:style-name="P13">{</text:p>
            <text:p text:style-name="P13"><text:s text:c="4"/>...<text:line-break/>}</text:p>
          </table:table-cell>
        </table:table-row>
      </table:table>
      <text:p text:style-name="P11"/>
      <text:p text:style-name="P6">For instance if you want to print the running partial sums of summing 1 to 100 you can do this:</text:p>
      <table:table table:name="Table33" table:style-name="Table33">
        <table:table-column table:style-name="Table33.A"/>
        <table:table-row>
          <table:table-cell table:style-name="Table33.A1" office:value-type="string">
            <text:p text:style-name="P11">for (int i = 0, s = 0; i &lt; 10; i++)</text:p>
            <text:p text:style-name="P11">{</text:p>
            <text:p text:style-name="P11"><text:s text:c="4"/>s += i;</text:p>
            <text:p text:style-name="P11"><text:s text:c="4"/>std::cout &lt;&lt; i &lt;&lt; ' ' &lt;&lt; s &lt;&lt; '\n';<text:line-break/>}</text:p>
          </table:table-cell>
        </table:table-row>
      </table:table>
      <text:p text:style-name="P11"/>
      <text:p text:style-name="P6">Of course note that in this case <text:span text:style-name="T3">s</text:span> is local to the <text:span text:style-name="T3">for</text:span>-loop and hence goes out of scope when the <text:span text:style-name="T3">for</text:span>-loop is done, i.e., it cannot be referenced outside the <text:span text:style-name="T3">for</text:span>-loop:</text:p>
      <table:table table:name="Table34" table:style-name="Table34">
        <table:table-column table:style-name="Table34.A"/>
        <table:table-row>
          <table:table-cell table:style-name="Table34.A1" office:value-type="string">
            <text:p text:style-name="P11">for (int i = 0, s = 0; i &lt; 10; i++)</text:p>
            <text:p text:style-name="P11">{</text:p>
            <text:p text:style-name="P11"><text:s text:c="4"/>s += i;</text:p>
            <text:p text:style-name="P11"><text:s text:c="4"/>std::cout &lt;&lt; i &lt;&lt; ' ' s &lt;&lt; '\n';<text:line-break/>}</text:p>
            <text:p text:style-name="P11">std::cout &lt;&lt; s &lt;&lt; '\n'; // BADDDDDDDDDDDDD!!!!</text:p>
          </table:table-cell>
        </table:table-row>
      </table:table>
      <text:p text:style-name="P11"/>
      <text:p text:style-name="P6"/>
      <text:p text:style-name="P6"><text:span text:style-name="T7">Exercise.</text:span> Can you also create variables in the header of an <text:span text:style-name="T3">if</text:span> statement? Can this work:</text:p>
      <table:table table:name="Table35" table:style-name="Table35">
        <table:table-column table:style-name="Table35.A"/>
        <table:table-row>
          <table:table-cell table:style-name="Table35.A1" office:value-type="string">
            <text:p text:style-name="P12">int i = 0;</text:p>
            <text:p text:style-name="P12">if (int x = i * i &lt; 10)</text:p>
            <text:p text:style-name="P12">{</text:p>
            <text:p text:style-name="P12"><text:s text:c="4"/>... do something with i and x ...</text:p>
            <text:p text:style-name="P12">}</text:p>
            <text:p text:style-name="P12"><text:tab/>... do not use x!!! ...</text:p>
          </table:table-cell>
        </table:table-row>
      </table:table>
      <text:p text:style-name="P10"/>
      <text:p text:style-name="P14">Variables with the <text:span text:style-name="T11">s</text:span>ame <text:span text:style-name="T11">n</text:span>ame</text:p>
      <text:p text:style-name="P10"/>
      <text:p text:style-name="P6">Pay attention!!! This is something new!!!</text:p>
      <text:p text:style-name="P6"/>
      <text:p text:style-name="P6">You can actually create variables with the same name ... provided they are either declared in non-overlapping blocks or one is defined in an inner block.</text:p>
      <text:p text:style-name="P6"/>
      <text:p text:style-name="P6">Here's the case where names are created in <text:span text:style-name="T2">disjoint blocks</text:span>:</text:p>
      <table:table table:name="Table11" table:style-name="Table11">
        <table:table-column table:style-name="Table11.A"/>
        <table:table-row>
          <table:table-cell table:style-name="Table11.A1" office:value-type="string">
            <text:p text:style-name="P16">...</text:p>
            <text:p text:style-name="P16"/>
            <text:p text:style-name="P16">for (int i = 0; i &lt; 10; ++i)</text:p>
            <text:p text:style-name="P16">{</text:p>
            <text:p text:style-name="P16"><text:s text:c="4"/>int x, y, z;</text:p>
            <text:p text:style-name="P16"><text:s text:c="4"/>...</text:p>
            <text:p text:style-name="P16"><draw:rect text:anchor-type="paragraph" draw:z-index="135" draw:style-name="gr40" draw:text-style-name="P58" svg:width="2.448in" svg:height="0.7087in" svg:x="4.6535in" svg:y="0.0543in"><text:p text:style-name="P52"><text:span text:style-name="T14">No problem! You won't get a </text:span></text:p><text:p text:style-name="P52"><text:span text:style-name="T14">re-declaration because the </text:span></text:p><text:p text:style-name="P52"><text:span text:style-name="T14">previous i is already destroyed!</text:span></text:p></draw:rect>}</text:p>
            <text:p text:style-name="P16"/>
            <text:p text:style-name="P16"><draw:line text:anchor-type="paragraph" draw:z-index="136" draw:style-name="gr41" draw:text-style-name="P52" svg:x1="4.6327in" svg:y1="0.072in" svg:x2="2.4764in" svg:y2="0.072in"><text:p/></draw:line>for (int i = 0; i &lt; 100; ++i)</text:p>
            <text:p text:style-name="P16">{</text:p>
            <text:p text:style-name="P16"><text:s text:c="4"/>...</text:p>
            <text:p text:style-name="P16"><text:s text:c="4"/>int y;</text:p>
            <text:p text:style-name="P16">}</text:p>
            <text:p text:style-name="P16"/>
            <text:p text:style-name="P16">...</text:p>
          </table:table-cell>
        </table:table-row>
      </table:table>
      <text:p text:style-name="P6"/>
      <text:p text:style-name="P6">Do you see why there won't be conflicts or confusion to C++?</text:p>
      <text:p text:style-name="P6"/>
      <text:p text:style-name="P6"><draw:frame text:anchor-type="paragraph" draw:z-index="79" draw:style-name="gr23" draw:text-style-name="P54" svg:width="1.313in" svg:height="0.2189in" svg:x="5.3701in" svg:y="0.348in"><draw:text-box><text:p><text:span text:style-name="T14">Outer if</text:span></text:p></draw:text-box></draw:frame>Here's the case where two names are created in <text:span text:style-name="T2">nested blocks</text:span>:</text:p>
      <table:table table:name="Table12" table:style-name="Table12">
        <table:table-column table:style-name="Table12.A"/>
        <table:table-row>
          <table:table-cell table:style-name="Table12.A1" office:value-type="string">
            <text:p text:style-name="P16"><draw:line text:anchor-type="paragraph" draw:z-index="82" draw:style-name="gr24" draw:text-style-name="P52" svg:x1="5.6236in" svg:y1="0.0555in" svg:x2="5.6236in" svg:y2="0.4276in"><text:p/></draw:line>int x = 0, y = 0;</text:p>
            <text:p text:style-name="P16">std::cin &gt;&gt; x &gt;&gt; y;</text:p>
            <text:p text:style-name="P16"><draw:rect text:anchor-type="paragraph" draw:z-index="77" draw:style-name="gr13" draw:text-style-name="P50" svg:width="2.2815in" svg:height="1.7295in" svg:x="4.7173in" svg:y="0.1126in"><text:p/></draw:rect> </text:p>
            <text:p text:style-name="P16">if (x == 0)</text:p>
            <text:p text:style-name="P16"><draw:g text:anchor-type="paragraph" draw:z-index="83" draw:style-name="gr14"><draw:frame draw:style-name="gr15" draw:text-style-name="P51" svg:width="0.2398in" svg:height="0.2398in" svg:x="5.148in" svg:y="0.0902in"><draw:text-box><text:p>a</text:p></draw:text-box></draw:frame><draw:rect draw:style-name="gr16" draw:text-style-name="P50" svg:width="1.0976in" svg:height="0.2815in" svg:x="5.2972in" svg:y="0.0902in"><text:p text:style-name="P52">5</text:p></draw:rect></draw:g>{</text:p>
            <text:p text:style-name="P16"><text:s text:c="4"/>int a = 5;</text:p>
            <text:p text:style-name="P16"><text:s text:c="4"/>std::cout &lt;&lt; a &lt;&lt; std::endl;</text:p>
            <text:p text:style-name="P16"><draw:rect text:anchor-type="paragraph" draw:z-index="78" draw:style-name="gr13" draw:text-style-name="P50" svg:width="1.726in" svg:height="0.698in" svg:x="4.9709in" svg:y="0.15in"><text:p/></draw:rect></text:p>
            <text:p text:style-name="P16"><text:s text:c="4"/>if (y == 1)</text:p>
            <text:p text:style-name="P16"><draw:g text:anchor-type="paragraph" draw:z-index="84" draw:style-name="gr14"><draw:frame draw:style-name="gr15" draw:text-style-name="P51" svg:width="0.2398in" svg:height="0.2398in" svg:x="5.1618in" svg:y="0.0783in"><draw:text-box><text:p>a</text:p></draw:text-box></draw:frame><draw:rect draw:style-name="gr16" draw:text-style-name="P50" svg:width="1.0976in" svg:height="0.2815in" svg:x="5.311in" svg:y="0.0783in"><text:p text:style-name="P52">6</text:p></draw:rect></draw:g> <text:s text:c="3"/>{</text:p>
            <text:p text:style-name="P16"><text:s text:c="8"/>int a = 6;</text:p>
            <text:p text:style-name="P16"><text:s text:c="8"/>std::cout &lt;&lt; a &lt;&lt; std::endl;</text:p>
            <text:p text:style-name="P16"><draw:line text:anchor-type="paragraph" draw:z-index="81" draw:style-name="gr24" draw:text-style-name="P52" svg:x1="5.8217in" svg:y1="0.4555in" svg:x2="5.8217in" svg:y2="0.0598in"><text:p/></draw:line> <text:s text:c="3"/>}</text:p>
            <text:p text:style-name="P16">}</text:p>
          </table:table-cell>
        </table:table-row>
      </table:table>
      <text:p text:style-name="P6"/>
      <text:p text:style-name="P6"><draw:frame text:anchor-type="paragraph" draw:z-index="80" draw:style-name="gr23" draw:text-style-name="P54" svg:width="1.313in" svg:height="0.2189in" svg:x="5.589in" svg:y="0.0043in"><draw:text-box><text:p><text:span text:style-name="T14">Inner if</text:span></text:p></draw:text-box></draw:frame>YIKES!!! </text:p>
      <text:p text:style-name="P6"/>
      <text:p text:style-name="P6">Note that the first print statement is not ambiguous. (Why?)</text:p>
      <text:p text:style-name="P6"/>
      <text:p text:style-name="P6">But what about the second? Which <text:span text:style-name="T3">a</text:span> is used in the second print <text:s/>statement???... go to next section to find out ...</text:p>
      <text:p text:style-name="P6"><text:soft-page-break/></text:p>
      <text:p text:style-name="P6">WARNING: Although technically you can do the above (i.e. have two variables with the same name nest within blocks, it makes the code hard to read. Not only that, some languages do not allow this at all. Therefore you should <text:span text:style-name="T2">AVOID DECLARING VARIABLES WITH THE SAME NAME IN NESTED BLOCKS</text:span>. The only <text:span text:style-name="T2">exception</text:span> is a temporary (scratch) variable for instance like the counter variable of a <text:span text:style-name="T3">for</text:span>-loop </text:p>
      <text:p text:style-name="P6"/>
      <table:table table:name="Table37" table:style-name="Table37">
        <table:table-column table:style-name="Table37.A"/>
        <table:table-row>
          <table:table-cell table:style-name="Table37.A1" office:value-type="string">
            <text:p text:style-name="P13">for (int i = 0; i &lt; 100; i++)</text:p>
            <text:p text:style-name="P13">{</text:p>
            <text:p text:style-name="P13"><text:s text:c="4"/>...</text:p>
            <text:p text:style-name="P13"><text:s text:c="4"/>for (int i = -10; i &lt; 10; i++)</text:p>
            <text:p text:style-name="P13"><text:s text:c="4"/>{</text:p>
            <text:p text:style-name="P13"><text:s text:c="8"/>...</text:p>
            <text:p text:style-name="P13"><text:s text:c="4"/>}<text:line-break/> <text:s text:c="3"/>...</text:p>
            <text:p text:style-name="P8"><text:span text:style-name="T3">}</text:span> </text:p>
          </table:table-cell>
        </table:table-row>
      </table:table>
      <text:p text:style-name="P9"/>
      <text:p text:style-name="P6">and only when the logic is easy to understand. But even then, you might still be shooting yourself in your foot later if you need to change the logic of your code.</text:p>
      <text:p text:style-name="P14">How <text:span text:style-name="T12">d</text:span>oes C++ <text:span text:style-name="T12">s</text:span>earch for a <text:span text:style-name="T12">v</text:span>ariable?</text:p>
      <text:p text:style-name="P10"/>
      <text:p text:style-name="P6">In looking for a variable C++ will always start from the block where the execution occurs. If the variable cannot be found, C++ will look for that variable in the nearest outer enclosing block.</text:p>
      <text:p text:style-name="P6"/>
      <text:p text:style-name="P6">Here's a simple example:</text:p>
      <table:table table:name="Table29" table:style-name="Table29">
        <table:table-column table:style-name="Table29.A"/>
        <table:table-row>
          <table:table-cell table:style-name="Table29.A1" office:value-type="string">
            <text:p text:style-name="P21">#include &lt;iostream&gt;</text:p>
            <text:p text:style-name="P22"><draw:frame text:anchor-type="paragraph" draw:z-index="116" draw:style-name="gr31" draw:text-style-name="P51" svg:width="0.2398in" svg:height="0.2398in" svg:x="4.8598in" svg:y="0.1382in"><draw:text-box><text:p>i</text:p></draw:text-box></draw:frame><draw:rect text:anchor-type="paragraph" draw:z-index="117" draw:style-name="gr27" draw:text-style-name="P50" svg:width="1.0976in" svg:height="0.2815in" svg:x="5.0091in" svg:y="0.1382in"><text:p text:style-name="P52">5</text:p></draw:rect><draw:rect text:anchor-type="paragraph" draw:z-index="113" draw:style-name="gr13" draw:text-style-name="P50" svg:width="2.1567in" svg:height="1.8949in" svg:x="4.7071in" svg:y="-0.0165in"><text:p/></draw:rect>int main()</text:p>
            <text:p text:style-name="P22">{</text:p>
            <text:p text:style-name="P22"><draw:line text:anchor-type="paragraph" draw:z-index="119" draw:style-name="gr25" draw:text-style-name="P52" svg:x1="6.5437in" svg:y1="0.8244in" svg:x2="6.5437in" svg:y2="0.0327in"><text:p/></draw:line> <text:s text:c="3"/>int i = 5;</text:p>
            <text:p text:style-name="P23"><draw:rect text:anchor-type="paragraph" draw:z-index="114" draw:style-name="gr13" draw:text-style-name="P50" svg:width="1.9516in" svg:height="0.8697in" svg:x="4.8217in" svg:y="0.0311in"><text:p/></draw:rect></text:p>
            <text:p text:style-name="P22"><text:s text:c="4"/>if ( i &gt; 0 )</text:p>
            <text:p text:style-name="P22"><draw:g text:anchor-type="paragraph" draw:z-index="115" draw:style-name="gr14"><draw:frame draw:style-name="gr15" draw:text-style-name="P51" svg:width="0.2398in" svg:height="0.2398in" svg:x="5.148in" svg:y="0.0083in"><draw:text-box><text:p>j</text:p></draw:text-box></draw:frame><draw:rect draw:style-name="gr16" draw:text-style-name="P50" svg:width="1.0976in" svg:height="0.2815in" svg:x="5.2972in" svg:y="0.0083in"><text:p text:style-name="P52">6</text:p></draw:rect></draw:g> <text:s text:c="3"/>{</text:p>
            <text:p text:style-name="P22"><draw:rect text:anchor-type="paragraph" draw:z-index="112" draw:style-name="gr9" draw:text-style-name="P50" svg:width="1.448in" svg:height="0.2815in" svg:x="0.5819in" svg:y="0.1102in"><text:p/></draw:rect> <text:s text:c="7"/>int j = 6;</text:p>
            <text:p text:style-name="P22"><draw:line text:anchor-type="paragraph" draw:z-index="118" draw:style-name="gr29" draw:text-style-name="P52" svg:x1="2.0299in" svg:y1="0.0839in" svg:x2="4.8945in" svg:y2="0.0839in"><text:p/></draw:line><draw:line text:anchor-type="paragraph" draw:z-index="121" draw:style-name="gr24" draw:text-style-name="P52" svg:x1="5.0925in" svg:y1="1.0413in" svg:x2="4.9571in" svg:y2="0.0984in"><text:p/></draw:line><draw:line text:anchor-type="paragraph" draw:z-index="122" draw:style-name="gr24" draw:text-style-name="P52" svg:x1="6.3665in" svg:y1="0.9756in" svg:x2="6.5437in" svg:y2="0.1193in"><text:p/></draw:line> <text:s text:c="7"/>std::cout &lt;&lt; i;</text:p>
            <text:p text:style-name="P22"><text:s text:c="4"/>}</text:p>
            <text:p text:style-name="P23"/>
            <text:p text:style-name="P22"><text:s text:c="4"/>return 0;</text:p>
            <text:p text:style-name="P24">}</text:p>
          </table:table-cell>
        </table:table-row>
      </table:table>
      <text:p text:style-name="P6"/>
      <text:p text:style-name="P6"><draw:frame text:anchor-type="paragraph" draw:z-index="120" draw:style-name="gr32" draw:text-style-name="P54" svg:width="1.7189in" svg:height="0.7677in" svg:x="5.0228in" svg:y="0.0445in"><draw:text-box><text:p><text:span text:style-name="T14">i is not found in this block. Look for i in the nearest enclosing block. FOUND! </text:span></text:p></draw:text-box></draw:frame></text:p>
      <text:p text:style-name="P6"/>
      <text:p text:style-name="P6"/>
      <text:p text:style-name="P6"/>
      <text:p text:style-name="P6"/>
      <text:p text:style-name="P6"/>
      <text:p text:style-name="P6"><draw:frame text:anchor-type="paragraph" draw:z-index="111" draw:style-name="gr30" draw:text-style-name="P54" svg:width="1.7189in" svg:height="0.9594in" svg:x="5.4811in" svg:y="0.0339in"><draw:text-box><text:p><text:span text:style-name="T14">C++ keeps searching </text:span></text:p><text:p><text:span text:style-name="T14">for i from the current </text:span></text:p><text:p><text:span text:style-name="T14">block of memory to the </text:span></text:p><text:p><text:span text:style-name="T14">next enclosing block </text:span></text:p><text:p><text:span text:style-name="T14">until it's found.</text:span></text:p></draw:text-box></draw:frame>Of course C++ might need to search in several enclosing blocks before it's found.</text:p>
      <text:p text:style-name="P25"><draw:frame text:anchor-type="paragraph" draw:z-index="92" draw:style-name="gr20" draw:text-style-name="P54" svg:width="0.9795in" svg:height="0.3024in" svg:x="4.6516in" svg:y="0.1in"><draw:text-box><text:p><text:span text:style-name="T14">i is here</text:span></text:p></draw:text-box></draw:frame></text:p>
      <text:p text:style-name="P6"><draw:rect text:anchor-type="paragraph" draw:z-index="89" draw:style-name="gr13" draw:text-style-name="P50" svg:width="1.6012in" svg:height="0.3622in" svg:x="5.0366in" svg:y="2.0063in"><text:p/></draw:rect><draw:line text:anchor-type="paragraph" draw:z-index="91" draw:style-name="gr24" draw:text-style-name="P52" svg:x1="4.9016in" svg:y1="0.048in" svg:x2="4.9016in" svg:y2="0.7354in"><text:p/></draw:line></text:p>
      <table:table table:name="Table14" table:style-name="Table14">
        <table:table-column table:style-name="Table14.A"/>
        <table:table-row>
          <table:table-cell table:style-name="Table14.A1" office:value-type="string">
            <text:p text:style-name="P16">#include &lt;iostream&gt;</text:p>
            <text:p text:style-name="P16"><draw:rect text:anchor-type="paragraph" draw:z-index="85" draw:style-name="gr13" draw:text-style-name="P50" svg:width="2.1567in" svg:height="2.3961in" svg:x="4.7071in" svg:y="0.0874in"><text:p/></draw:rect></text:p>
            <text:p text:style-name="P16">int main()</text:p>
            <text:p text:style-name="P16">{</text:p>
            <text:p text:style-name="P16"><draw:line text:anchor-type="paragraph" draw:z-index="93" draw:style-name="gr25" draw:text-style-name="P52" svg:x1="6.4256in" svg:y1="1.3335in" svg:x2="6.4256in" svg:y2="0.0835in"><text:p/></draw:line> <text:s text:c="3"/>int i = 5;</text:p>
            <text:p text:style-name="P16"><draw:rect text:anchor-type="paragraph" draw:z-index="86" draw:style-name="gr13" draw:text-style-name="P50" svg:width="2.0106in" svg:height="1.6579in" svg:x="4.7799in" svg:y="0.1016in"><text:p/></draw:rect></text:p>
            <text:p text:style-name="P16"><text:s text:c="4"/>while (i &gt; 0)</text:p>
            <text:p text:style-name="P16"><draw:rect text:anchor-type="paragraph" draw:z-index="87" draw:style-name="gr13" draw:text-style-name="P50" svg:width="1.8287in" svg:height="1.2713in" svg:x="4.8783in" svg:y="0.0898in"><text:p/></draw:rect> <text:s text:c="3"/>{</text:p>
            <text:p text:style-name="P16"><text:s text:c="8"/>int j = 6;</text:p>
            <text:p text:style-name="P16"/>
            <text:p text:style-name="P16"><draw:rect text:anchor-type="paragraph" draw:z-index="88" draw:style-name="gr13" draw:text-style-name="P50" svg:width="1.7122in" svg:height="0.6469in" svg:x="4.9362in" svg:y="0.0437in"><text:p/></draw:rect> <text:s text:c="7"/>for (int k = 0; k &lt; j; ++k)</text:p>
            <text:p text:style-name="P16"><draw:rect text:anchor-type="paragraph" draw:z-index="90" draw:style-name="gr9" draw:text-style-name="P50" svg:width="1.3961in" svg:height="0.2606in" svg:x="0.9465in" svg:y="0.1047in"><text:p/></draw:rect> <text:s text:c="7"/>{</text:p>
            <text:p text:style-name="P16"><draw:line text:anchor-type="paragraph" draw:z-index="108" draw:style-name="gr29" draw:text-style-name="P52" svg:x1="2.3425in" svg:y1="0.0846in" svg:x2="5.2071in" svg:y2="0.0846in"><text:p/></draw:line> <text:s text:c="11"/>std::cout &lt;&lt; i;<text:line-break/> <text:s text:c="7"/>}</text:p>
            <text:p text:style-name="P16"><text:s text:c="8"/>--i;</text:p>
            <text:p text:style-name="P16"><text:s text:c="4"/>}</text:p>
            <text:p text:style-name="P16">}</text:p>
          </table:table-cell>
        </table:table-row>
      </table:table>
      <text:p text:style-name="P6"/>
      <text:p text:style-name="P6"/>
      <text:p text:style-name="P6"><text:soft-page-break/><text:span text:style-name="T7">Exercise.</text:span> Now look at the example from the previous section. Why is </text:p>
      <text:p text:style-name="P6">C++ not confused?</text:p>
      <table:table table:name="Table13" table:style-name="Table13">
        <table:table-column table:style-name="Table13.A"/>
        <table:table-row>
          <table:table-cell table:style-name="Table13.A1" office:value-type="string">
            <text:p text:style-name="P16">int x = 0, y = 0;</text:p>
            <text:p text:style-name="P16">std::cin &gt;&gt; x &gt;&gt; y;</text:p>
            <text:p text:style-name="P16"><draw:rect text:anchor-type="paragraph" draw:z-index="94" draw:style-name="gr13" draw:text-style-name="P50" svg:width="2.2815in" svg:height="1.7295in" svg:x="4.7173in" svg:y="0.1126in"><text:p/></draw:rect> </text:p>
            <text:p text:style-name="P16">if (x == 0)</text:p>
            <text:p text:style-name="P16"><draw:g text:anchor-type="paragraph" draw:z-index="96" draw:style-name="gr14"><draw:frame draw:style-name="gr15" draw:text-style-name="P51" svg:width="0.2398in" svg:height="0.2398in" svg:x="5.148in" svg:y="0.0902in"><draw:text-box><text:p>a</text:p></draw:text-box></draw:frame><draw:rect draw:style-name="gr16" draw:text-style-name="P50" svg:width="1.0976in" svg:height="0.2815in" svg:x="5.2972in" svg:y="0.0902in"><text:p text:style-name="P52">5</text:p></draw:rect></draw:g>{</text:p>
            <text:p text:style-name="P16"><text:s text:c="4"/>int a = 5;</text:p>
            <text:p text:style-name="P16"><text:s text:c="4"/>std::cout &lt;&lt; a &lt;&lt; std::endl;</text:p>
            <text:p text:style-name="P16"><draw:rect text:anchor-type="paragraph" draw:z-index="95" draw:style-name="gr13" draw:text-style-name="P50" svg:width="1.726in" svg:height="0.698in" svg:x="4.9709in" svg:y="0.15in"><text:p/></draw:rect></text:p>
            <text:p text:style-name="P16"><text:s text:c="4"/>if (y == 1)</text:p>
            <text:p text:style-name="P16"><draw:g text:anchor-type="paragraph" draw:z-index="109" draw:style-name="gr14"><draw:frame draw:style-name="gr15" draw:text-style-name="P51" svg:width="0.2398in" svg:height="0.2398in" svg:x="5.172in" svg:y="0.0043in"><draw:text-box><text:p>a</text:p></draw:text-box></draw:frame><draw:rect draw:style-name="gr16" draw:text-style-name="P50" svg:width="1.0976in" svg:height="0.2815in" svg:x="5.3213in" svg:y="0.0043in"><text:p text:style-name="P52">6</text:p></draw:rect></draw:g> <text:s text:c="3"/>{</text:p>
            <text:p text:style-name="P16"><draw:rect text:anchor-type="paragraph" draw:z-index="110" draw:style-name="gr9" draw:text-style-name="P50" svg:width="2.4657in" svg:height="0.2606in" svg:x="0.5957in" svg:y="0.1252in"><text:p/></draw:rect> <text:s text:c="7"/>int a = 6;</text:p>
            <text:p text:style-name="P16"><text:s text:c="8"/>std::cout &lt;&lt; a &lt;&lt; std::endl;</text:p>
            <text:p text:style-name="P16"><text:s text:c="4"/>}</text:p>
            <text:p text:style-name="P16">}</text:p>
          </table:table-cell>
        </table:table-row>
      </table:table>
      <text:p text:style-name="P6"/>
      <text:p text:style-name="P6">In this case when the variable <text:span text:style-name="T3">a</text:span> in the inner if-statement is created, we say that the innermost <text:span text:style-name="T3">a</text:span> <text:span text:style-name="T2">hides</text:span> the outer <text:span text:style-name="T3">a</text:span>. </text:p>
      <text:p text:style-name="P6"/>
      <text:p text:style-name="P9"/>
      <text:p text:style-name="P6"><text:span text:style-name="T7">Exercise.</text:span> What is the output? (Or is there an error?)</text:p>
      <table:table table:name="Table15" table:style-name="Table15">
        <table:table-column table:style-name="Table15.A"/>
        <table:table-row>
          <table:table-cell table:style-name="Table15.A1" office:value-type="string">
            <text:p text:style-name="P16">int x = 0, y = 1;</text:p>
            <text:p text:style-name="P16"><text:s/></text:p>
            <text:p text:style-name="P16">if (x == 0)</text:p>
            <text:p text:style-name="P16">{</text:p>
            <text:p text:style-name="P16"><text:s text:c="4"/>int a = 5;</text:p>
            <text:p text:style-name="P16"/>
            <text:p text:style-name="P16"><text:s text:c="4"/>if (y == 1)</text:p>
            <text:p text:style-name="P16"><text:s text:c="4"/>{</text:p>
            <text:p text:style-name="P16"><text:s text:c="8"/>std::cout &lt;&lt; a &lt;&lt; std::endl;</text:p>
            <text:p text:style-name="P16"><text:s text:c="8"/>int a = 6;</text:p>
            <text:p text:style-name="P16"><text:s text:c="8"/>std::cout &lt;&lt; a &lt;&lt; std::endl;</text:p>
            <text:p text:style-name="P16"><text:s text:c="4"/>}</text:p>
            <text:p text:style-name="P16">}</text:p>
          </table:table-cell>
        </table:table-row>
      </table:table>
      <text:p text:style-name="P6"/>
      <text:p text:style-name="P6"/>
      <text:p text:style-name="P6"><text:span text:style-name="T7">Exercise.</text:span> What is the output? (Or is there an error?)</text:p>
      <table:table table:name="Table30" table:style-name="Table30">
        <table:table-column table:style-name="Table30.A"/>
        <table:table-row>
          <table:table-cell table:style-name="Table30.A1" office:value-type="string">
            <text:p text:style-name="P16">int x = 0, y = 1;</text:p>
            <text:p text:style-name="P16"><text:s/></text:p>
            <text:p text:style-name="P16">for (int x = 5; x &lt; 10; x++)</text:p>
            <text:p text:style-name="P16">{</text:p>
            <text:p text:style-name="P16"><text:s text:c="4"/>std::cout &lt;&lt; x &lt;&lt; ' ' &lt;&lt; y &lt;&lt; std::endl;</text:p>
            <text:p text:style-name="P16"><text:s text:c="4"/>int y = 5;</text:p>
            <text:p text:style-name="P16"><text:s text:c="4"/>while (y &gt; 0)</text:p>
            <text:p text:style-name="P16"><text:s text:c="4"/>{</text:p>
            <text:p text:style-name="P16"><text:s text:c="8"/>int x = y + 1;</text:p>
            <text:p text:style-name="P16"><text:s text:c="8"/>std::cout &lt;&lt; x &lt;&lt; ' ' &lt;&lt; y &lt;&lt; std::endl;</text:p>
            <text:p text:style-name="P16"><text:s text:c="8"/>y++;<text:line-break/> <text:s text:c="3"/>}</text:p>
            <text:p text:style-name="P16"><text:s text:c="4"/>std::cout &lt;&lt; x &lt;&lt; ' ' &lt;&lt; y &lt;&lt; std::endl;</text:p>
            <text:p text:style-name="P16">}</text:p>
          </table:table-cell>
        </table:table-row>
      </table:table>
      <text:p text:style-name="P6"><text:soft-page-break/></text:p>
      <text:p text:style-name="P6"><text:span text:style-name="T7">Exercise.</text:span> What is the output? (Or is there an error?)</text:p>
      <table:table table:name="Table31" table:style-name="Table31">
        <table:table-column table:style-name="Table31.A"/>
        <table:table-row>
          <table:table-cell table:style-name="Table31.A1" office:value-type="string">
            <text:p text:style-name="P11">int i = 5, j = 6;<text:line-break/>std::cout &lt;&lt; i &lt;&lt; ' ' &lt;&lt; j &lt;&lt; std::endl;<text:line-break/>for (int i = 0; i &lt; 3; i++)<text:line-break/>{<text:line-break/> <text:s text:c="3"/>std::cout &lt;&lt; i &lt;&lt; ' ' &lt;&lt; j &lt;&lt; std::endl;<text:line-break/> <text:s text:c="3"/>if (i &lt; j)<text:line-break/> <text:s text:c="3"/>{<text:line-break/> <text:s text:c="7"/>std::cout &lt;&lt; i &lt;&lt; ' ' &lt;&lt; j &lt;&lt; std::endl;<text:line-break/> <text:s text:c="7"/>int i = 24;<text:line-break/> <text:s text:c="7"/>std::cout &lt;&lt; i &lt;&lt; ' ' &lt;&lt; j &lt;&lt; std::endl;<text:line-break/> <text:s text:c="3"/>}<text:line-break/> <text:s text:c="3"/>else<text:line-break/> <text:s text:c="3"/>{<text:line-break/> <text:s text:c="7"/>std::cout &lt;&lt; i &lt;&lt; ' ' &lt;&lt; j &lt;&lt; std::endl;<text:line-break/> <text:s text:c="7"/>int j = 42;<text:line-break/> <text:s text:c="7"/>std::cout &lt;&lt; i &lt;&lt; ' ' &lt;&lt; j &lt;&lt; std::endl;<text:line-break/> <text:s text:c="3"/>}<text:line-break/> <text:s text:c="3"/>std::cout &lt;&lt; i &lt;&lt; ' ' &lt;&lt; j &lt;&lt; std::endl;<text:line-break/>}<text:line-break/>std::cout &lt;&lt; i &lt;&lt; ' ' &lt;&lt; j &lt;&lt; std::endl;</text:p>
          </table:table-cell>
        </table:table-row>
      </table:table>
      <text:p text:style-name="P6"/>
      <text:p text:style-name="P6"/>
      <text:p text:style-name="P6"><text:span text:style-name="T7">Exercise.</text:span> What is the output? (Or is there an error?)</text:p>
      <table:table table:name="Table32" table:style-name="Table32">
        <table:table-column table:style-name="Table32.A"/>
        <table:table-row>
          <table:table-cell table:style-name="Table32.A1" office:value-type="string">
            <text:p text:style-name="P11">int i = 5, j = 6;<text:line-break/>std::cout &lt;&lt; i &lt;&lt; ' ' &lt;&lt; j &lt;&lt; std::endl;<text:line-break/>for (int i = 0; i &lt; 3; i++)<text:line-break/>{</text:p>
            <text:p text:style-name="P11"><text:s text:c="4"/>int i = 8;<text:line-break/> <text:s text:c="3"/>std::cout &lt;&lt; i &lt;&lt; ' ' &lt;&lt; j &lt;&lt; std::endl;<text:line-break/> <text:s text:c="3"/>if (i &lt; j)<text:line-break/> <text:s text:c="3"/>{<text:line-break/> <text:s text:c="7"/>std::cout &lt;&lt; i &lt;&lt; ' ' &lt;&lt; j &lt;&lt; std::endl;<text:line-break/> <text:s text:c="7"/>int i = 24;<text:line-break/> <text:s text:c="7"/>std::cout &lt;&lt; i &lt;&lt; ' ' &lt;&lt; j &lt;&lt; std::endl;<text:line-break/> <text:s text:c="3"/>}<text:line-break/> <text:s text:c="3"/>else<text:line-break/> <text:s text:c="3"/>{<text:line-break/> <text:s text:c="7"/>std::cout &lt;&lt; i &lt;&lt; ' ' &lt;&lt; j &lt;&lt; std::endl;<text:line-break/> <text:s text:c="7"/>int j = 42;<text:line-break/> <text:s text:c="7"/>std::cout &lt;&lt; i &lt;&lt; ' ' &lt;&lt; j &lt;&lt; std::endl;<text:line-break/> <text:s text:c="3"/>}<text:line-break/> <text:s text:c="3"/>std::cout &lt;&lt; i &lt;&lt; ' ' &lt;&lt; j &lt;&lt; std::endl;</text:p>
            <text:p text:style-name="P11"><text:s text:c="4"/>int i = 9;<text:line-break/>}<text:line-break/>std::cout &lt;&lt; i &lt;&lt; ' ' &lt;&lt; j &lt;&lt; std::endl;</text:p>
          </table:table-cell>
        </table:table-row>
      </table:table>
      <text:p text:style-name="P6"/>
      <text:p text:style-name="P14">Principle of <text:span text:style-name="T13">m</text:span>inimal <text:span text:style-name="T13">s</text:span>cope</text:p>
      <text:p text:style-name="P6"/>
      <text:p text:style-name="P26">Here's the principle of minimal scope: </text:p>
      <text:p text:style-name="P29"/>
      <text:p text:style-name="P30">Keep the scope of variables </text:p>
      <text:p text:style-name="P30">as small as possible.</text:p>
      <text:p text:style-name="P26"/>
      <text:p text:style-name="P26">(The above is suppose to blink).</text:p>
      <text:p text:style-name="P26"/>
      <text:p text:style-name="P26">For instance this is NOT GOOD:</text:p>
      <table:table table:name="Table18" table:style-name="Table18">
        <table:table-column table:style-name="Table18.A"/>
        <table:table-row>
          <table:table-cell table:style-name="Table18.A1" office:value-type="string">
            <text:p text:style-name="P18">// compute the factorial of n</text:p>
            <text:p text:style-name="P18">int i = 0;</text:p>
            <text:p text:style-name="P18">int prod = 1;</text:p>
            <text:p text:style-name="P18"/>
            <text:p text:style-name="P18">int n = 0;</text:p>
            <text:p text:style-name="P18">std::cin &gt;&gt; n;</text:p>
            <text:p text:style-name="P18"/>
            <text:p text:style-name="P18">for (i = 1; i &lt;= n; i++)</text:p>
            <text:p text:style-name="P18">{</text:p>
            <text:p text:style-name="P18"><text:s text:c="4"/>prod *= i;<text:line-break/>}</text:p>
            <text:p text:style-name="P18"/>
            <text:p text:style-name="P18">std::cout &lt;&lt; prod &lt;&lt; std::endl;</text:p>
          </table:table-cell>
        </table:table-row>
      </table:table>
      <text:p text:style-name="P26"/>
      <text:p text:style-name="P26">This is BETTER</text:p>
      <table:table table:name="Table19" table:style-name="Table19">
        <table:table-column table:style-name="Table19.A"/>
        <table:table-row>
          <table:table-cell table:style-name="Table19.A1" office:value-type="string">
            <text:p text:style-name="P18">// compute the factorial of n</text:p>
            <text:p text:style-name="P18">int prod = 1;</text:p>
            <text:p text:style-name="P18"/>
            <text:p text:style-name="P18">int n = 0;</text:p>
            <text:p text:style-name="P18">std::cin &gt;&gt; n;</text:p>
            <text:p text:style-name="P18"/>
            <text:p text:style-name="P18">for (int i = 1; i &lt;= n; i++)</text:p>
            <text:p text:style-name="P18">{</text:p>
            <text:p text:style-name="P18"><text:s text:c="4"/>prod *= i;<text:line-break/>}</text:p>
            <text:p text:style-name="P18"/>
            <text:p text:style-name="P18">std::cout &lt;&lt; prod &lt;&lt; std::endl;</text:p>
          </table:table-cell>
        </table:table-row>
      </table:table>
      <text:p text:style-name="P26"/>
      <text:p text:style-name="P26"/>
      <text:p text:style-name="P26"><text:span text:style-name="T7">Exercise.</text:span> What's the difference?</text:p>
      <text:p text:style-name="P26"/>
      <text:p text:style-name="P26"/>
      <text:p text:style-name="P26">Why? Frequently when you're solving a problem (not just a programming <text:span text:style-name="T10">problem</text:span>), you go <text:s/>through a sequence of steps of computation or transformation on the data. Each step usually requires some input data to modify something (such as a variable) or to perform a task (such as printing something to the screen in a game).</text:p>
      <text:p text:style-name="P26"/>
      <text:p text:style-name="P26">For our program above you should be able to see these steps:</text:p>
      <text:p text:style-name="P26"/>
      <text:p text:style-name="P26"/>
      <text:p text:style-name="P26"><text:soft-page-break/></text:p>
      <text:p text:style-name="P26"><draw:line text:anchor-type="paragraph" draw:z-index="99" draw:style-name="gr26" draw:text-style-name="P52" svg:x1="2.1098in" svg:y1="0.0819in" svg:x2="2.1098in" svg:y2="0.5437in"><text:p/></draw:line></text:p>
      <text:p text:style-name="P26"/>
      <text:p text:style-name="P26"/>
      <text:p text:style-name="P26"><draw:rect text:anchor-type="paragraph" draw:z-index="97" draw:style-name="gr12" draw:text-style-name="P53" svg:width="1.4067in" svg:height="0.5941in" svg:x="1.4327in" svg:y="0.0646in"><text:p text:style-name="P52"><text:span text:style-name="T14">Prompt user for n</text:span></text:p></draw:rect></text:p>
      <text:p text:style-name="P26"/>
      <text:p text:style-name="P26"/>
      <text:p text:style-name="P26"/>
      <text:p text:style-name="P26"><draw:line text:anchor-type="paragraph" draw:z-index="138" draw:style-name="gr26" draw:text-style-name="P52" svg:x1="2.1098in" svg:y1="0.0193in" svg:x2="2.1098in" svg:y2="0.4811in"><text:p/></draw:line></text:p>
      <text:p text:style-name="P26"/>
      <text:p text:style-name="P26"><draw:rect text:anchor-type="paragraph" draw:z-index="100" draw:style-name="gr27" draw:text-style-name="P56" svg:width="1.8157in" svg:height="0.5969in" svg:x="1.2555in" svg:y="0.148in"><text:p text:style-name="P52"><text:span text:style-name="T16">Compute factorial of n</text:span></text:p><text:p text:style-name="P52"><text:span text:style-name="T16">and store in prod</text:span></text:p></draw:rect></text:p>
      <text:p text:style-name="P26"/>
      <text:p text:style-name="P26"/>
      <text:p text:style-name="P26"/>
      <text:p text:style-name="P26"><draw:line text:anchor-type="paragraph" draw:z-index="137" draw:style-name="gr26" draw:text-style-name="P52" svg:x1="2.1098in" svg:y1="0.1043in" svg:x2="2.1098in" svg:y2="0.5661in"><text:p/></draw:line></text:p>
      <text:p text:style-name="P26"/>
      <text:p text:style-name="P26"/>
      <text:p text:style-name="P26"><draw:rect text:anchor-type="paragraph" draw:z-index="98" draw:style-name="gr12" draw:text-style-name="P53" svg:width="1.1252in" svg:height="0.5941in" svg:x="1.5472in" svg:y="0.0819in"><text:p text:style-name="P52"><text:span text:style-name="T14">Print prod</text:span></text:p></draw:rect></text:p>
      <text:p text:style-name="P26"/>
      <text:p text:style-name="P26"/>
      <text:p text:style-name="P26"/>
      <text:p text:style-name="P26"><draw:line text:anchor-type="paragraph" draw:z-index="101" draw:style-name="gr26" draw:text-style-name="P52" svg:x1="2.1098in" svg:y1="0.0366in" svg:x2="2.1098in" svg:y2="0.5228in"><text:p/></draw:line></text:p>
      <text:p text:style-name="P43"/>
      <text:p text:style-name="P43"/>
      <text:p text:style-name="P43"/>
      <text:p text:style-name="P43">A well-written program will always try to minimize the inputs and outputs (or change) within a step such as this:</text:p>
      <text:p text:style-name="P43"><draw:rect text:anchor-type="paragraph" draw:z-index="102" draw:style-name="gr27" draw:text-style-name="P53" svg:width="1.813in" svg:height="0.5941in" svg:x="1.172in" svg:y="0.6445in"><text:p text:style-name="P52"><text:span text:style-name="T14">Compute factorial of n</text:span></text:p><text:p text:style-name="P52"><text:span text:style-name="T14">and store in prod</text:span></text:p></draw:rect></text:p>
      <text:p text:style-name="P43"><draw:line text:anchor-type="paragraph" draw:z-index="139" draw:style-name="gr26" draw:text-style-name="P52" svg:x1="2.0992in" svg:y1="0.0228in" svg:x2="2.0992in" svg:y2="0.4846in"><text:p/></draw:line></text:p>
      <text:p text:style-name="P43"/>
      <text:p text:style-name="P43"/>
      <text:p text:style-name="P43">. </text:p>
      <text:p text:style-name="P43"/>
      <text:p text:style-name="P43"/>
      <text:p text:style-name="P43"><draw:line text:anchor-type="paragraph" draw:z-index="140" draw:style-name="gr26" draw:text-style-name="P52" svg:x1="2.089in" svg:y1="0.1201in" svg:x2="2.089in" svg:y2="0.5819in"><text:p/></draw:line></text:p>
      <text:p text:style-name="P43"/>
      <text:p text:style-name="P43"/>
      <text:p text:style-name="P43"/>
      <text:p text:style-name="P43"/>
      <text:p text:style-name="P43">Why? Because the more stuff you have in a step the more complex it will be. That means that the code is harder to read, debug, and maintain for future change. In the real world, software engineers write new code and maintain code base (maintain = correct, add and delete). Now look at this:</text:p>
      <text:p text:style-name="P43"><draw:rect text:anchor-type="paragraph" draw:z-index="103" draw:style-name="gr27" draw:text-style-name="P53" svg:width="1.813in" svg:height="0.5941in" svg:x="1.1929in" svg:y="0.6102in"><text:p text:style-name="P52"><text:span text:style-name="T14">Compute factorial of n</text:span></text:p><text:p text:style-name="P52"><text:span text:style-name="T14">and store in prod</text:span></text:p></draw:rect><draw:line text:anchor-type="paragraph" draw:z-index="141" draw:style-name="gr26" draw:text-style-name="P52" svg:x1="2.1201in" svg:y1="0.1484in" svg:x2="2.1201in" svg:y2="0.6102in"><text:p/></draw:line></text:p>
      <text:p text:style-name="P43"/>
      <text:p text:style-name="P43"/>
      <text:p text:style-name="P43"/>
      <text:p text:style-name="P43"/>
      <text:p text:style-name="P43"/>
      <text:p text:style-name="P43"/>
      <text:p text:style-name="P43"><draw:line text:anchor-type="paragraph" draw:z-index="142" draw:style-name="gr26" draw:text-style-name="P52" svg:x1="2.1201in" svg:y1="0.0862in" svg:x2="2.1201in" svg:y2="0.548in"><text:p/></draw:line></text:p>
      <text:p text:style-name="P43"/>
      <text:p text:style-name="P43"/>
      <text:p text:style-name="P43"><text:soft-page-break/></text:p>
      <text:p text:style-name="P43">What variables are involved in this step? Don't think about the internals of this chunk of code. Think of the code as a black box. You need n (that's the input) and you want to compute the factorial of n (that's the output) and you want to put that value into prod (that's the transformation). </text:p>
      <text:p text:style-name="P43"/>
      <text:p text:style-name="P43">So two variables take part in this step. </text:p>
      <text:p text:style-name="P43"/>
      <text:p text:style-name="P43">Now look at the code from the first program (the part in bold):</text:p>
      <table:table table:name="Table20" table:style-name="Table20">
        <table:table-column table:style-name="Table20.A"/>
        <table:table-row>
          <table:table-cell table:style-name="Table20.A1" office:value-type="string">
            <text:p text:style-name="P18">// compute the factorial of n</text:p>
            <text:p text:style-name="P18">int i = 0;</text:p>
            <text:p text:style-name="P18">int prod = 1;</text:p>
            <text:p text:style-name="P18"/>
            <text:p text:style-name="P18">int n = 0;</text:p>
            <text:p text:style-name="P18">std::cin &gt;&gt; n;</text:p>
            <text:p text:style-name="P18"/>
            <text:p text:style-name="P19">for (i = 1; i &lt;= n; i++)</text:p>
            <text:p text:style-name="P19">{</text:p>
            <text:p text:style-name="P19"><text:s text:c="4"/>prod *= i;<text:line-break/>}</text:p>
            <text:p text:style-name="P19"/>
            <text:p text:style-name="P18">std::cout &lt;&lt; prod &lt;&lt; std::endl;</text:p>
          </table:table-cell>
        </table:table-row>
      </table:table>
      <text:p text:style-name="P27"/>
      <text:p text:style-name="P43">You see clearly that besides “sending in” variables <text:span text:style-name="T3">n</text:span> and <text:span text:style-name="T3">prod</text:span> to this step, <text:span text:style-name="T6">you also “send in” variable </text:span><text:span text:style-name="T5">i</text:span>.</text:p>
      <text:p text:style-name="P43"/>
      <text:p text:style-name="P43">Now look at the improved version:</text:p>
      <table:table table:name="Table21" table:style-name="Table21">
        <table:table-column table:style-name="Table21.A"/>
        <table:table-row>
          <table:table-cell table:style-name="Table21.A1" office:value-type="string">
            <text:p text:style-name="P18">// compute the factorial of n</text:p>
            <text:p text:style-name="P18">int prod = 1;</text:p>
            <text:p text:style-name="P18"/>
            <text:p text:style-name="P18">int n = 0;</text:p>
            <text:p text:style-name="P18">std::cin &gt;&gt; n;</text:p>
            <text:p text:style-name="P18"/>
            <text:p text:style-name="P19">for (int i = 1; i &lt;= n; i++)</text:p>
            <text:p text:style-name="P19">{</text:p>
            <text:p text:style-name="P19"><text:s text:c="4"/>prod *= i;<text:line-break/>}</text:p>
            <text:p text:style-name="P19"/>
            <text:p text:style-name="P18">std::cout &lt;&lt; prod &lt;&lt; std::endl;</text:p>
          </table:table-cell>
        </table:table-row>
      </table:table>
      <text:p text:style-name="P44"/>
      <text:p text:style-name="P43">Variable <text:span text:style-name="T3">i</text:span> is internal to the step that computes the factorial of <text:span text:style-name="T3">n</text:span> and store<text:span text:style-name="T10">s</text:span> it in <text:span text:style-name="T3">prod</text:span>. Outside the code that compute<text:span text:style-name="T10">s</text:span> and store<text:span text:style-name="T10">s</text:span> the factorial of <text:span text:style-name="T3">n</text:span> in <text:span text:style-name="T3">prod</text:span>, variable <text:span text:style-name="T3">i</text:span> does not exist.</text:p>
      <text:p text:style-name="P43"/>
      <text:p text:style-name="P43">Get it?</text:p>
      <text:p text:style-name="P43"/>
      <text:p text:style-name="P43">This also prevent “side effects” in code. (I've already mentioned this.) If a variable has a large scope, and you modify it in some place, it might have unexpected effects. Here's something similar to a previous example – it's important enough to repeat!!! For instance suppose work in a team and <text:span text:style-name="T10">you’re given</text:span> this code segment:</text:p>
      <table:table table:name="Table22" table:style-name="Table22">
        <table:table-column table:style-name="Table22.A"/>
        <table:table-row>
          <table:table-cell table:style-name="Table22.A1" office:value-type="string">
            <text:p text:style-name="P18">...</text:p>
            <text:p text:style-name="P18"><text:soft-page-break/>int i = 42;</text:p>
            <text:p text:style-name="P18">...</text:p>
            <text:p text:style-name="P18"/>
            <text:p text:style-name="P18">for (; i &lt; 100; i++)</text:p>
            <text:p text:style-name="P18">{</text:p>
            <text:p text:style-name="P18"><text:s text:c="4"/>...<text:line-break/>} </text:p>
            <text:p text:style-name="P18">....</text:p>
          </table:table-cell>
        </table:table-row>
      </table:table>
      <text:p text:style-name="P43">where you expect the <text:span text:style-name="T3">for</text:span>-loop to run from <text:span text:style-name="T3">i</text:span> = 42 to <text:span text:style-name="T3">i</text:span> = 99. One of you<text:span text:style-name="T10">r</text:span> colleagues might see the variable <text:span text:style-name="T3">i</text:span> and add some code like so:</text:p>
      <table:table table:name="Table23" table:style-name="Table23">
        <table:table-column table:style-name="Table23.A"/>
        <table:table-row>
          <table:table-cell table:style-name="Table23.A1" office:value-type="string">
            <text:p text:style-name="P18">...</text:p>
            <text:p text:style-name="P18">int i = 42;</text:p>
            <text:p text:style-name="P18">...</text:p>
            <text:p text:style-name="P18">for (i = 1000; i &gt; 0; --i)</text:p>
            <text:p text:style-name="P18">{</text:p>
            <text:p text:style-name="P18"><text:s text:c="4"/>...</text:p>
            <text:p text:style-name="P18">}</text:p>
            <text:p text:style-name="P18">...</text:p>
            <text:p text:style-name="P18">for (; i &lt; 100; i++)</text:p>
            <text:p text:style-name="P18">{</text:p>
            <text:p text:style-name="P18"><text:s text:c="4"/>...<text:line-break/>} </text:p>
            <text:p text:style-name="P18">....</text:p>
          </table:table-cell>
        </table:table-row>
      </table:table>
      <text:p text:style-name="P43"/>
      <text:p text:style-name="P43">So guess what? When you use <text:span text:style-name="T3">i</text:span>, the initial value for you is now 0 and not 42 and your program doesn't work anymore. Tough. <text:span text:style-name="T10">What’s</text:span> worse is when you try to debug, you might not even see it because you kept saying to yourself “But, but, but ... I didn't change anything ever since it was working!!! ... and my code looks the same as before!!!”</text:p>
      <text:p text:style-name="P43"/>
      <text:p text:style-name="P43">This is one of the most important reason<text:span text:style-name="T10">s</text:span> why we also try to restrict the scope of a variable. If it's meant to be a “scratch” variable, then create it in such a way that it gets destroy ASAP.</text:p>
      <text:p text:style-name="P44"/>
      <text:p text:style-name="P43">As you can see from the example, one way to minimize scopes is to declare only when you need to and in the <text:span text:style-name="T2">innermost block </text:span>whenever possible. For our example, we declare <text:span text:style-name="T3">i</text:span> within the for-loop block.</text:p>
      <text:p text:style-name="P43"/>
      <text:p text:style-name="P33"><text:span text:style-name="T2">NOTE: </text:span>Some people declare all variables at the beginning of a function. That's because <text:span text:style-name="T6">some</text:span> programming languages specify that <text:span text:style-name="T6">all</text:span> declaration statements must come before other types of statements. That's not the case for C++ or other modern programming languages.</text:p>
      <text:p text:style-name="P33"/>
      <text:p text:style-name="P43">Now let's go back to that program again. There's one other spot where you can minimize the scope of a variable.</text:p>
      <text:p text:style-name="P44"/>
      <table:table table:name="Table24" table:style-name="Table24">
        <table:table-column table:style-name="Table24.A"/>
        <table:table-row>
          <table:table-cell table:style-name="Table24.A1" office:value-type="string">
            <text:p text:style-name="P18">// compute the factorial of n</text:p>
            <text:p text:style-name="P19">int prod = 1;</text:p>
            <text:p text:style-name="P18"/>
            <text:p text:style-name="P18">int n = 0;</text:p>
            <text:p text:style-name="P18"><text:soft-page-break/>std::cin &gt;&gt; n;</text:p>
            <text:p text:style-name="P18"/>
            <text:p text:style-name="P18">for (int i = 1; i &lt;= n; i++)</text:p>
            <text:p text:style-name="P18">{</text:p>
            <text:p text:style-name="P18"><text:s text:c="4"/>prod *= i;<text:line-break/>}</text:p>
            <text:p text:style-name="P18"/>
            <text:p text:style-name="P18">std::cout &lt;&lt; prod &lt;&lt; std::endl;</text:p>
          </table:table-cell>
        </table:table-row>
      </table:table>
      <text:p text:style-name="P27"/>
      <text:p text:style-name="P27">Note that <text:span text:style-name="T3">prod</text:span> is not used until the <text:span text:style-name="T3">for</text:span>-loop. So you can write this:</text:p>
      <table:table table:name="Table25" table:style-name="Table25">
        <table:table-column table:style-name="Table25.A"/>
        <table:table-row>
          <table:table-cell table:style-name="Table25.A1" office:value-type="string">
            <text:p text:style-name="P18">// compute the factorial of n</text:p>
            <text:p text:style-name="P18">int n = 0;</text:p>
            <text:p text:style-name="P18">std::cin &gt;&gt; n;</text:p>
            <text:p text:style-name="P18"/>
            <text:p text:style-name="P19">int prod = 1;</text:p>
            <text:p text:style-name="P18">for (int i = 1; i &lt;= n; i++)</text:p>
            <text:p text:style-name="P18">{</text:p>
            <text:p text:style-name="P18"><text:s text:c="4"/>prod *= i;<text:line-break/>}</text:p>
            <text:p text:style-name="P18"/>
            <text:p text:style-name="P18">std::cout &lt;&lt; prod &lt;&lt; std::endl;</text:p>
          </table:table-cell>
        </table:table-row>
      </table:table>
      <text:p text:style-name="P27"/>
      <text:p text:style-name="P27">This however is <text:span text:style-name="T7">not as crucial</text:span> as the previous change because <text:span text:style-name="T3">prod</text:span> is not destroyed. Furthermore <text:span text:style-name="T3">prod</text:span> is part of the larger goal of computing the factorial. Hence it's OK to declare <text:span text:style-name="T3">prod</text:span> early so that readers of your code can see it early, especially if you mention <text:span text:style-name="T3">prod</text:span> in your comments like this:</text:p>
      <text:p text:style-name="P27"/>
      <table:table table:name="Table26" table:style-name="Table26">
        <table:table-column table:style-name="Table26.A"/>
        <table:table-row>
          <table:table-cell table:style-name="Table26.A1" office:value-type="string">
            <text:p text:style-name="P18">// compute the factorial of n and store it in prod</text:p>
            <text:p text:style-name="P18">int n = 0;</text:p>
            <text:p text:style-name="P19">int prod = 1;</text:p>
            <text:p text:style-name="P18"/>
            <text:p text:style-name="P18">std::cin &gt;&gt; n;</text:p>
            <text:p text:style-name="P18"/>
            <text:p text:style-name="P18">for (int i = 0; i &lt;= n; i++)</text:p>
            <text:p text:style-name="P18">{</text:p>
            <text:p text:style-name="P18"><text:s text:c="4"/>prod *= i;<text:line-break/>}</text:p>
            <text:p text:style-name="P18"/>
            <text:p text:style-name="P18">std::cout &lt;&lt; prod &lt;&lt; std::endl;</text:p>
          </table:table-cell>
        </table:table-row>
      </table:table>
      <text:p text:style-name="P27"/>
      <text:p text:style-name="P27">See that?</text:p>
      <text:p text:style-name="P36"/>
      <text:p text:style-name="P45"/>
      <text:p text:style-name="P45"><text:span text:style-name="T7">Exercise.</text:span> Rewrite the following program so that variables have minimal scopes.</text:p>
      <table:table table:name="Table17" table:style-name="Table17">
        <table:table-column table:style-name="Table17.A"/>
        <table:table-row>
          <table:table-cell table:style-name="Table17.A1" office:value-type="string">
            <text:p text:style-name="P34">#include &lt;iostream&gt;</text:p>
            <text:p text:style-name="P34"/>
            <text:p text:style-name="P34">int main()</text:p>
            <text:p text:style-name="P35">{</text:p>
            <text:p text:style-name="P35"><text:s text:c="4"/>int answer, i, first, last, sum, term;</text:p>
            <text:p text:style-name="P35"><text:s text:c="2"/></text:p>
            <text:p text:style-name="P35"><text:soft-page-break/><text:s text:c="4"/>std::cout &lt;&lt; "Find sum? (1 – yes or 0 - no) ";</text:p>
            <text:p text:style-name="P35"><text:s text:c="4"/>std::cin &gt;&gt; answer;</text:p>
            <text:p text:style-name="P37"/>
            <text:p text:style-name="P35"><text:s text:c="4"/>if (answer == 1)</text:p>
            <text:p text:style-name="P35"><text:s text:c="4"/>{</text:p>
            <text:p text:style-name="P35"><text:s text:c="8"/>std::cout &lt;&lt; "First int:";</text:p>
            <text:p text:style-name="P35"><text:s text:c="8"/>std::cin &gt;&gt; first;</text:p>
            <text:p text:style-name="P35"><text:s text:c="8"/>std::cout &lt;&lt; "Last int:"</text:p>
            <text:p text:style-name="P35"><text:s text:c="8"/>std::cin &gt;&gt; last;</text:p>
            <text:p text:style-name="P37"/>
            <text:p text:style-name="P35"><text:s text:c="8"/>sum = 0;</text:p>
            <text:p text:style-name="P35"><text:s text:c="8"/>for (i = first; i &lt;= last; ++i)</text:p>
            <text:p text:style-name="P35"><text:s text:c="8"/>{</text:p>
            <text:p text:style-name="P35"><text:s text:c="12"/>term = i * i * i * i;</text:p>
            <text:p text:style-name="P35"><text:s text:c="12"/>sum += term;</text:p>
            <text:p text:style-name="P37"><text:span text:style-name="T3"><text:s text:c="8"/></text:span>}</text:p>
            <text:p text:style-name="P37"/>
            <text:p text:style-name="P35"><text:s text:c="8"/>std::cout &lt;&lt; "Sum:" &lt;&lt; sum &lt;&lt; std::endl; </text:p>
            <text:p text:style-name="P35"><text:s text:c="4"/>}</text:p>
            <text:p text:style-name="P35"><text:s text:c="3"/></text:p>
            <text:p text:style-name="P35"><text:s text:c="4"/>return 0; <text:s text:c="2"/></text:p>
            <text:p text:style-name="P32">}</text:p>
          </table:table-cell>
        </table:table-row>
      </table:table>
      <text:p text:style-name="P31"/>
      <text:p text:style-name="P31"/>
      <text:p text:style-name="P28"><text:span text:style-name="T7">Exercise.</text:span> The following program computes the sum</text:p>
      <text:p text:style-name="P28"/>
      <text:p text:style-name="P28"><text:s text:c="3"/>(1/1) <text:s text:c="2"/>+ <text:s text:c="2"/>(1/1)(1/2) <text:s text:c="2"/>+ <text:s text:c="2"/>(1/1)(1/2)(1/3) <text:s text:c="2"/>+ <text:s text:c="2"/>(1/1)(1/2)(1/3)(1/4) <text:s text:c="2"/>+ <text:s text:c="2"/>...</text:p>
      <text:p text:style-name="P28"/>
      <text:p text:style-name="P28">(that's in mathematical notation and not C++ notation) where the number of terms is specified by the user. Verify by hand that it does not work correctly. Explain why and correct the program; there are several problems.</text:p>
      <table:table table:name="Table28" table:style-name="Table28">
        <table:table-column table:style-name="Table28.A"/>
        <table:table-row>
          <table:table-cell table:style-name="Table28.A1" office:value-type="string">
            <text:p text:style-name="P20">int n = 0, i = 0, j = 0, term = 0, sum = 0;</text:p>
            <text:p text:style-name="P20"/>
            <text:p text:style-name="P20">std::cin &gt;&gt; n;</text:p>
            <text:p text:style-name="P20"/>
            <text:p text:style-name="P20">for (i = 1; i &lt;= n; ++i)</text:p>
            <text:p text:style-name="P20">{</text:p>
            <text:p text:style-name="P20"><text:s text:c="4"/>// Compute i-th term, i.e. 1/1*...*1/i</text:p>
            <text:p text:style-name="P20"><text:s text:c="4"/>for (j = 0; j &lt; i; ++j)</text:p>
            <text:p text:style-name="P20"><text:s text:c="4"/>{</text:p>
            <text:p text:style-name="P20"><text:s text:c="8"/>term *= 1.0 / j;<text:line-break/> <text:s text:c="3"/>}</text:p>
            <text:p text:style-name="P20"/>
            <text:p text:style-name="P20"><text:s text:c="4"/>// Accumulate term into sum by addition</text:p>
            <text:p text:style-name="P20"><text:s text:c="4"/>sum += term;<text:line-break/>}</text:p>
            <text:p text:style-name="P20"/>
            <text:p text:style-name="P20">std::cout &lt;&lt; sum &lt;&lt; std::endl;</text:p>
          </table:table-cell>
        </table:table-row>
      </table:table>
      <text:p text:style-name="P28"/>
      <text:p text:style-name="P46">Summary</text:p>
      <text:p text:style-name="P28"/>
      <text:p text:style-name="P38"><text:span text:style-name="T8">The scope of a variable is where the variable </text:span>can be accessed. This is from the declaration of the variable to the end of the block where it is declared.</text:p>
      <text:p text:style-name="P28"/>
      <text:p text:style-name="P28"><draw:rect text:anchor-type="paragraph" draw:z-index="125" draw:style-name="gr36" draw:text-style-name="P50" svg:width="2.0106in" svg:height="1.1567in" svg:x="2.4638in" svg:y="0.1492in"><text:p/></draw:rect></text:p>
      <text:p text:style-name="P31">...</text:p>
      <text:p text:style-name="P31"><draw:rect text:anchor-type="paragraph" draw:z-index="126" draw:style-name="gr36" draw:text-style-name="P50" svg:width="1.8752in" svg:height="0.7307in" svg:x="2.5366in" svg:y="0.0717in"><text:p/></draw:rect>{</text:p>
      <text:p text:style-name="P31"><draw:g text:anchor-type="paragraph" draw:z-index="127" draw:style-name="gr14"><draw:frame draw:style-name="gr15" draw:text-style-name="P51" svg:width="0.2398in" svg:height="0.2398in" svg:x="2.7835in" svg:y="0.1374in"><draw:text-box><text:p>i</text:p></draw:text-box></draw:frame><draw:rect draw:style-name="gr35" draw:text-style-name="P50" svg:width="1.0976in" svg:height="0.2815in" svg:x="2.9327in" svg:y="0.1374in"><text:p/></draw:rect></draw:g> <text:s text:c="3"/>...</text:p>
      <text:p text:style-name="P31"><text:s text:c="4"/>double i = 0.0;</text:p>
      <text:p text:style-name="P31"><text:s text:c="4"/>...</text:p>
      <text:p text:style-name="P31">}</text:p>
      <text:p text:style-name="P31">...</text:p>
      <text:p text:style-name="P31"/>
      <text:p text:style-name="P28"/>
      <text:p text:style-name="P28"/>
      <text:p text:style-name="P38"><text:span text:style-name="T8">If a variable name is used in two declarations, </text:span>then the two blocks where they are declared do not overlap or one is nested within the other.</text:p>
      <text:p text:style-name="P28"/>
      <text:p text:style-name="P28"><draw:g text:anchor-type="paragraph" draw:z-index="123" draw:style-name="gr14"><draw:rect draw:style-name="gr33" draw:text-style-name="P50" svg:width="2.0106in" svg:height="1.6878in" svg:x="0.0055in" svg:y="0.0035in"><text:p/></draw:rect><draw:rect draw:style-name="gr33" draw:text-style-name="P50" svg:width="1.8752in" svg:height="0.4689in" svg:x="0.0681in" svg:y="0.1598in"><text:p/></draw:rect><draw:rect draw:style-name="gr33" draw:text-style-name="P50" svg:width="1.8752in" svg:height="0.4689in" svg:x="0.0681in" svg:y="0.9933in"><text:p/></draw:rect><draw:g draw:style-name="gr34"><draw:frame draw:style-name="gr15" draw:text-style-name="P51" svg:width="0.2398in" svg:height="0.2398in" svg:x="0.3354in" svg:y="0.2571in"><draw:text-box><text:p>i</text:p></draw:text-box></draw:frame><draw:rect draw:style-name="gr35" draw:text-style-name="P50" svg:width="1.0976in" svg:height="0.2815in" svg:x="0.4846in" svg:y="0.2571in"><text:p/></draw:rect></draw:g><draw:g draw:style-name="gr34"><draw:frame draw:style-name="gr15" draw:text-style-name="P51" svg:width="0.2398in" svg:height="0.2398in" svg:x="0.3457in" svg:y="1.0697in"><draw:text-box><text:p>i</text:p></draw:text-box></draw:frame><draw:rect draw:style-name="gr35" draw:text-style-name="P50" svg:width="1.0976in" svg:height="0.2815in" svg:x="0.4953in" svg:y="1.0697in"><text:p/></draw:rect></draw:g></draw:g><draw:g text:anchor-type="paragraph" draw:z-index="124" draw:style-name="gr14"><draw:rect draw:style-name="gr33" draw:text-style-name="P50" svg:width="2.0106in" svg:height="1.6878in" svg:x="2.4846in" svg:y="0.0035in"><text:p/></draw:rect><draw:rect draw:style-name="gr33" draw:text-style-name="P50" svg:width="1.8752in" svg:height="1.3961in" svg:x="2.5472in" svg:y="0.1598in"><text:p/></draw:rect><draw:rect draw:style-name="gr33" draw:text-style-name="P50" svg:width="1.563in" svg:height="0.4689in" svg:x="2.7138in" svg:y="0.9933in"><text:p/></draw:rect><draw:g draw:style-name="gr34"><draw:frame draw:style-name="gr15" draw:text-style-name="P51" svg:width="0.2398in" svg:height="0.2398in" svg:x="2.8146in" svg:y="0.2571in"><draw:text-box><text:p>i</text:p></draw:text-box></draw:frame><draw:rect draw:style-name="gr35" draw:text-style-name="P50" svg:width="1.0976in" svg:height="0.2815in" svg:x="2.9638in" svg:y="0.2571in"><text:p/></draw:rect></draw:g><draw:g draw:style-name="gr34"><draw:frame draw:style-name="gr15" draw:text-style-name="P51" svg:width="0.2398in" svg:height="0.2398in" svg:x="2.8248in" svg:y="1.0697in"><draw:text-box><text:p>i</text:p></draw:text-box></draw:frame><draw:rect draw:style-name="gr35" draw:text-style-name="P50" svg:width="1.0976in" svg:height="0.2815in" svg:x="2.9744in" svg:y="1.0697in"><text:p/></draw:rect></draw:g></draw:g></text:p>
      <text:p text:style-name="P28"/>
      <text:p text:style-name="P28"/>
      <text:p text:style-name="P28"/>
      <text:p text:style-name="P28"/>
      <text:p text:style-name="P28"/>
      <text:p text:style-name="P28"/>
      <text:p text:style-name="P28"/>
      <text:p text:style-name="P28"/>
      <text:p text:style-name="P28"/>
      <text:p text:style-name="P28"/>
      <text:p text:style-name="P28"/>
      <text:p text:style-name="P38"><text:span text:style-name="T8">If the program tries to access a variable and it's </text:span>not found in the current block, then the program will look for the variable in the <text:span text:style-name="T6">nearest</text:span> outer block.</text:p>
      <text:p text:style-name="P28"><draw:g text:anchor-type="paragraph" draw:z-index="131" draw:style-name="gr14"><draw:frame draw:style-name="gr15" draw:text-style-name="P51" svg:width="0.2398in" svg:height="0.2398in" svg:x="2.8772in" svg:y="0.0902in"><draw:text-box><text:p>i</text:p></draw:text-box></draw:frame><draw:rect draw:style-name="gr35" draw:text-style-name="P50" svg:width="1.0976in" svg:height="0.2815in" svg:x="3.0264in" svg:y="0.0902in"><text:p/></draw:rect></draw:g><draw:rect text:anchor-type="paragraph" draw:z-index="130" draw:style-name="gr36" draw:text-style-name="P50" svg:width="1.563in" svg:height="0.4689in" svg:x="2.7138in" svg:y="0.8992in"><text:p/></draw:rect><draw:rect text:anchor-type="paragraph" draw:z-index="129" draw:style-name="gr36" draw:text-style-name="P50" svg:width="1.8752in" svg:height="0.9386in" svg:x="2.5472in" svg:y="0.6173in"><text:p/></draw:rect><draw:rect text:anchor-type="paragraph" draw:z-index="128" draw:style-name="gr36" draw:text-style-name="P50" svg:width="2.0106in" svg:height="1.6878in" svg:x="2.4846in" svg:y="0.0035in"><text:p/></draw:rect><draw:ellipse text:anchor-type="paragraph" draw:z-index="133" draw:style-name="gr38" draw:text-style-name="P57" svg:width="0.2398in" svg:height="0.2189in" svg:x="3.0264in" svg:y="1.0339in"><text:p/></draw:ellipse><draw:frame text:anchor-type="paragraph" draw:z-index="132" draw:style-name="gr37" draw:text-style-name="P54" svg:width="1.7713in" svg:height="1.2713in" svg:x="0.2138in" svg:y="0.5862in"><draw:text-box><text:p><text:span text:style-name="T14">Program execution in this block and looks for i. Program will keep looking in the next outer block until it's found or if not, we have an error.</text:span></text:p></draw:text-box></draw:frame></text:p>
      <text:p text:style-name="P28"/>
      <text:p text:style-name="P28"><draw:line text:anchor-type="paragraph" draw:z-index="134" draw:style-name="gr39" draw:text-style-name="P52" svg:x1="3.15in" svg:y1="0.6528in" svg:x2="3.1398in" svg:y2="0.1319in"><text:p/></draw:line></text:p>
      <text:p text:style-name="P28"/>
      <text:p text:style-name="P28"/>
      <text:p text:style-name="P28"/>
      <text:p text:style-name="P28"/>
      <text:p text:style-name="P28"/>
      <text:p text:style-name="P28"/>
      <text:p text:style-name="P28"/>
      <text:p text:style-name="P28"/>
      <text:p text:style-name="P28"/>
      <text:p text:style-name="P28">The <text:span text:style-name="T3">for</text:span>-loop and <text:span text:style-name="T3">while</text:span>-loop create a block and their bodies create a block with<text:span text:style-name="T10">in</text:span> the loop's blo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5" draw:display-name="Bitmape 5"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First_20_line_20_indent" style:display-name="First line indent" style:family="paragraph" style:parent-style-name="Text_20_body" style:class="text">
      <style:paragraph-properties fo:margin-left="0in" fo:margin-right="0in" fo:margin-top="0in" fo:margin-bottom="0in" loext:contextual-spacing="false" fo:text-indent="0.196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2"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loext:contextual-spacing="false" fo:text-align="center" style:justify-single-word="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loext:contextual-spacing="false" fo:text-indent="-0.3543in" style:auto-text-indent="false" style:text-autospace="none"/>
      <style:text-properties style:use-window-font-color="true"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loext: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loext: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loext: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loext: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loext: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loext: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loext: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loext:contextual-spacing="false"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loext:contextual-spacing="false" fo:text-indent="-0.3543in" style:auto-text-indent="false" style:text-autospace="none"/>
      <style:text-properties style:use-window-font-color="true"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loext: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loext: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loext: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loext: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loext: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loext: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loext: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3" style:family="paragraph">
      <style:paragraph-properties fo:text-align="start" style:justify-single-word="false" style:text-autospace="none"/>
      <style:text-properties style:use-window-font-color="true"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34"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officeooo:paragraph-rsid="00163b5c"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officeooo:rsid="00178e57"/>
    </style:style>
    <style:page-layout style:name="Mpm1">
      <style:page-layout-properties fo:page-width="8.5in" fo:page-height="11in" style:num-format="1" style:print-orientation="portrait" fo:margin-top="0.7874in" fo:margin-bottom="0.7874in" fo:margin-left="0.7874in" fo:margin-right="3.2126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text:span text:style-name="MT1">++</text:span> (Y. Liow)<text:tab/> <text:s text:c="17"/><text:tab/>16. Scope</text:p>
      </style:header>
      <style:footer>
        <text:p text:style-name="MP2"><text:page-number text:select-page="current">20</text:page-number> of <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Windows_x86 LibreOffice_project/f99d75f39f1c57ebdd7ffc5f42867c12031db97a</meta:generator>
    <meta:initial-creator>Yihsiang Liow</meta:initial-creator>
    <meta:creation-date>2005-12-14T10:14:39</meta:creation-date>
    <dc:date>2017-01-06T12:04:21.571000000</dc:date>
    <meta:printed-by>Yihsiang Liow</meta:printed-by>
    <meta:print-date>2006-01-08T16:54:25</meta:print-date>
    <meta:editing-cycles>682</meta:editing-cycles>
    <meta:editing-duration>P6DT8H22M6S</meta:editing-duration>
    <meta:document-statistic meta:table-count="37" meta:image-count="0" meta:object-count="0" meta:page-count="20" meta:paragraph-count="468" meta:word-count="3368" meta:character-count="16691" meta:non-whitespace-character-count="12490"/>
    <meta:user-defined meta:name="Info 1"/>
    <meta:user-defined meta:name="Info 2"/>
    <meta:user-defined meta:name="Info 3"/>
    <meta:user-defined meta:name="Info 4"/>
  </office:meta>
</office:document-meta>
</file>